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4.39pt"/>
    </style:style>
    <style:style style:name="co2" style:family="table-column">
      <style:table-column-properties fo:break-before="auto" style:column-width="49.6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/>
      <table:table table:name="speedValue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row table:style-name="ro1">
          <table:table-cell office:value-type="string" calcext:value-type="string">
            <text:p>Time </text:p>
          </table:table-cell>
          <table:table-cell office:value-type="string" calcext:value-type="string">
            <text:p>Speed</text:p>
          </table:table-cell>
          <table:table-cell/>
          <table:table-cell table:style-name="ce1" office:value-type="string" calcext:value-type="string" table:number-columns-spanned="3" table:number-rows-spanned="1">
            <text:p>Acceleration on tiled floor</text:p>
          </table:table-cell>
          <table:covered-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89524" calcext:value-type="float">
            <text:p>0.189524</text:p>
          </table:table-cell>
          <table:table-cell table:number-columns-repeated="4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.189576" calcext:value-type="float">
            <text:p>0.189576</text:p>
          </table:table-cell>
          <table:table-cell table:number-columns-repeated="4"/>
        </table:table-row>
        <table:table-row table:style-name="ro1">
          <table:table-cell office:value-type="float" office:value="24616" calcext:value-type="float">
            <text:p>24616</text:p>
          </table:table-cell>
          <table:table-cell office:value-type="float" office:value="0.224786" calcext:value-type="float">
            <text:p>0.224786</text:p>
          </table:table-cell>
          <table:table-cell table:number-columns-repeated="4"/>
        </table:table-row>
        <table:table-row table:style-name="ro1">
          <table:table-cell office:value-type="float" office:value="50300" calcext:value-type="float">
            <text:p>50300</text:p>
          </table:table-cell>
          <table:table-cell office:value-type="float" office:value="0.215439" calcext:value-type="float">
            <text:p>0.215439</text:p>
          </table:table-cell>
          <table:table-cell table:number-columns-repeated="4"/>
        </table:table-row>
        <table:table-row table:style-name="ro1">
          <table:table-cell office:value-type="float" office:value="50456" calcext:value-type="float">
            <text:p>50456</text:p>
          </table:table-cell>
          <table:table-cell office:value-type="float" office:value="0.430878" calcext:value-type="float">
            <text:p>0.430878</text:p>
          </table:table-cell>
          <table:table-cell table:number-columns-repeated="4"/>
        </table:table-row>
        <table:table-row table:style-name="ro1">
          <table:table-cell office:value-type="float" office:value="75032" calcext:value-type="float">
            <text:p>75032</text:p>
          </table:table-cell>
          <table:table-cell office:value-type="float" office:value="0.447463" calcext:value-type="float">
            <text:p>0.447463</text:p>
          </table:table-cell>
          <table:table-cell table:number-columns-repeated="4"/>
        </table:table-row>
        <table:table-row table:style-name="ro1">
          <table:table-cell office:value-type="float" office:value="75184" calcext:value-type="float">
            <text:p>75184</text:p>
          </table:table-cell>
          <table:table-cell office:value-type="float" office:value="0.447536" calcext:value-type="float">
            <text:p>0.447536</text:p>
          </table:table-cell>
          <table:table-cell table:number-columns-repeated="4"/>
        </table:table-row>
        <table:table-row table:style-name="ro1">
          <table:table-cell office:value-type="float" office:value="100204" calcext:value-type="float">
            <text:p>100204</text:p>
          </table:table-cell>
          <table:table-cell office:value-type="float" office:value="0.659463" calcext:value-type="float">
            <text:p>0.659463</text:p>
          </table:table-cell>
          <table:table-cell table:number-columns-repeated="4"/>
        </table:table-row>
        <table:table-row table:style-name="ro1">
          <table:table-cell office:value-type="float" office:value="100360" calcext:value-type="float">
            <text:p>100360</text:p>
          </table:table-cell>
          <table:table-cell office:value-type="float" office:value="0.659358" calcext:value-type="float">
            <text:p>0.659358</text:p>
          </table:table-cell>
          <table:table-cell table:number-columns-repeated="4"/>
        </table:table-row>
        <table:table-row table:style-name="ro1">
          <table:table-cell office:value-type="float" office:value="125872" calcext:value-type="float">
            <text:p>125872</text:p>
          </table:table-cell>
          <table:table-cell office:value-type="float" office:value="1.07787" calcext:value-type="float">
            <text:p>1.07787</text:p>
          </table:table-cell>
          <table:table-cell table:number-columns-repeated="4"/>
        </table:table-row>
        <table:table-row table:style-name="ro1">
          <table:table-cell office:value-type="float" office:value="126044" calcext:value-type="float">
            <text:p>126044</text:p>
          </table:table-cell>
          <table:table-cell office:value-type="float" office:value="1.07719" calcext:value-type="float">
            <text:p>1.07719</text:p>
          </table:table-cell>
          <table:table-cell table:number-columns-repeated="4"/>
        </table:table-row>
        <table:table-row table:style-name="ro1">
          <table:table-cell office:value-type="float" office:value="150548" calcext:value-type="float">
            <text:p>150548</text:p>
          </table:table-cell>
          <table:table-cell office:value-type="float" office:value="1.34544" calcext:value-type="float">
            <text:p>1.34544</text:p>
          </table:table-cell>
          <table:table-cell table:number-columns-repeated="4"/>
        </table:table-row>
        <table:table-row table:style-name="ro1">
          <table:table-cell office:value-type="float" office:value="150720" calcext:value-type="float">
            <text:p>150720</text:p>
          </table:table-cell>
          <table:table-cell office:value-type="float" office:value="1.34544" calcext:value-type="float">
            <text:p>1.34544</text:p>
          </table:table-cell>
          <table:table-cell table:number-columns-repeated="4"/>
        </table:table-row>
        <table:table-row table:style-name="ro1">
          <table:table-cell office:value-type="float" office:value="176348" calcext:value-type="float">
            <text:p>176348</text:p>
          </table:table-cell>
          <table:table-cell office:value-type="float" office:value="1.50129" calcext:value-type="float">
            <text:p>1.50129</text:p>
          </table:table-cell>
          <table:table-cell table:number-columns-repeated="4"/>
        </table:table-row>
        <table:table-row table:style-name="ro1">
          <table:table-cell office:value-type="float" office:value="176504" calcext:value-type="float">
            <text:p>176504</text:p>
          </table:table-cell>
          <table:table-cell office:value-type="float" office:value="1.50222" calcext:value-type="float">
            <text:p>1.50222</text:p>
          </table:table-cell>
          <table:table-cell table:number-columns-repeated="4"/>
        </table:table-row>
        <table:table-row table:style-name="ro1">
          <table:table-cell office:value-type="float" office:value="200548" calcext:value-type="float">
            <text:p>200548</text:p>
          </table:table-cell>
          <table:table-cell office:value-type="float" office:value="1.8292" calcext:value-type="float">
            <text:p>1.8292</text:p>
          </table:table-cell>
          <table:table-cell table:number-columns-repeated="4"/>
        </table:table-row>
        <table:table-row table:style-name="ro1">
          <table:table-cell office:value-type="float" office:value="200700" calcext:value-type="float">
            <text:p>200700</text:p>
          </table:table-cell>
          <table:table-cell office:value-type="float" office:value="1.60082" calcext:value-type="float">
            <text:p>1.60082</text:p>
          </table:table-cell>
          <table:table-cell table:number-columns-repeated="4"/>
        </table:table-row>
        <table:table-row table:style-name="ro1">
          <table:table-cell office:value-type="float" office:value="225312" calcext:value-type="float">
            <text:p>225312</text:p>
          </table:table-cell>
          <table:table-cell office:value-type="float" office:value="2.01098" calcext:value-type="float">
            <text:p>2.01098</text:p>
          </table:table-cell>
          <table:table-cell table:number-columns-repeated="4"/>
        </table:table-row>
        <table:table-row table:style-name="ro1">
          <table:table-cell office:value-type="float" office:value="225464" calcext:value-type="float">
            <text:p>225464</text:p>
          </table:table-cell>
          <table:table-cell office:value-type="float" office:value="2.01098" calcext:value-type="float">
            <text:p>2.01098</text:p>
          </table:table-cell>
          <table:table-cell table:number-columns-repeated="4"/>
        </table:table-row>
        <table:table-row table:style-name="ro1">
          <table:table-cell office:value-type="float" office:value="251160" calcext:value-type="float">
            <text:p>251160</text:p>
          </table:table-cell>
          <table:table-cell office:value-type="float" office:value="2.14072" calcext:value-type="float">
            <text:p>2.14072</text:p>
          </table:table-cell>
          <table:table-cell table:number-columns-repeated="4"/>
        </table:table-row>
        <table:table-row table:style-name="ro1">
          <table:table-cell office:value-type="float" office:value="251316" calcext:value-type="float">
            <text:p>251316</text:p>
          </table:table-cell>
          <table:table-cell office:value-type="float" office:value="2.35443" calcext:value-type="float">
            <text:p>2.35443</text:p>
          </table:table-cell>
          <table:table-cell table:number-columns-repeated="4"/>
        </table:table-row>
        <table:table-row table:style-name="ro1">
          <table:table-cell office:value-type="float" office:value="275520" calcext:value-type="float">
            <text:p>275520</text:p>
          </table:table-cell>
          <table:table-cell office:value-type="float" office:value="2.49863" calcext:value-type="float">
            <text:p>2.49863</text:p>
          </table:table-cell>
          <table:table-cell table:number-columns-repeated="4"/>
        </table:table-row>
        <table:table-row table:style-name="ro1">
          <table:table-cell office:value-type="float" office:value="275676" calcext:value-type="float">
            <text:p>275676</text:p>
          </table:table-cell>
          <table:table-cell office:value-type="float" office:value="2.27148" calcext:value-type="float">
            <text:p>2.27148</text:p>
          </table:table-cell>
          <table:table-cell table:number-columns-repeated="4"/>
        </table:table-row>
        <table:table-row table:style-name="ro1">
          <table:table-cell office:value-type="float" office:value="301292" calcext:value-type="float">
            <text:p>301292</text:p>
          </table:table-cell>
          <table:table-cell office:value-type="float" office:value="2.36174" calcext:value-type="float">
            <text:p>2.36174</text:p>
          </table:table-cell>
          <table:table-cell table:number-columns-repeated="4"/>
        </table:table-row>
        <table:table-row table:style-name="ro1">
          <table:table-cell office:value-type="float" office:value="301448" calcext:value-type="float">
            <text:p>301448</text:p>
          </table:table-cell>
          <table:table-cell office:value-type="float" office:value="2.57644" calcext:value-type="float">
            <text:p>2.57644</text:p>
          </table:table-cell>
          <table:table-cell table:number-columns-repeated="4"/>
        </table:table-row>
        <table:table-row table:style-name="ro1">
          <table:table-cell office:value-type="float" office:value="325536" calcext:value-type="float">
            <text:p>325536</text:p>
          </table:table-cell>
          <table:table-cell office:value-type="float" office:value="2.51059" calcext:value-type="float">
            <text:p>2.51059</text:p>
          </table:table-cell>
          <table:table-cell table:number-columns-repeated="4"/>
        </table:table-row>
        <table:table-row table:style-name="ro1">
          <table:table-cell office:value-type="float" office:value="325692" calcext:value-type="float">
            <text:p>325692</text:p>
          </table:table-cell>
          <table:table-cell office:value-type="float" office:value="2.28235" calcext:value-type="float">
            <text:p>2.28235</text:p>
          </table:table-cell>
          <table:table-cell table:number-columns-repeated="4"/>
        </table:table-row>
        <table:table-row table:style-name="ro1">
          <table:table-cell office:value-type="float" office:value="351804" calcext:value-type="float">
            <text:p>351804</text:p>
          </table:table-cell>
          <table:table-cell office:value-type="float" office:value="2.52779" calcext:value-type="float">
            <text:p>2.52779</text:p>
          </table:table-cell>
          <table:table-cell table:number-columns-repeated="4"/>
        </table:table-row>
        <table:table-row table:style-name="ro1">
          <table:table-cell office:value-type="float" office:value="351968" calcext:value-type="float">
            <text:p>351968</text:p>
          </table:table-cell>
          <table:table-cell office:value-type="float" office:value="2.52702" calcext:value-type="float">
            <text:p>2.52702</text:p>
          </table:table-cell>
          <table:table-cell table:number-columns-repeated="4"/>
        </table:table-row>
        <table:table-row table:style-name="ro1">
          <table:table-cell office:value-type="float" office:value="379604" calcext:value-type="float">
            <text:p>379604</text:p>
          </table:table-cell>
          <table:table-cell office:value-type="float" office:value="2.38849" calcext:value-type="float">
            <text:p>2.38849</text:p>
          </table:table-cell>
          <table:table-cell table:number-columns-repeated="4"/>
        </table:table-row>
        <table:table-row table:style-name="ro1">
          <table:table-cell office:value-type="float" office:value="379764" calcext:value-type="float">
            <text:p>379764</text:p>
          </table:table-cell>
          <table:table-cell office:value-type="float" office:value="2.38883" calcext:value-type="float">
            <text:p>2.38883</text:p>
          </table:table-cell>
          <table:table-cell table:number-columns-repeated="4"/>
        </table:table-row>
        <table:table-row table:style-name="ro1">
          <table:table-cell office:value-type="float" office:value="404872" calcext:value-type="float">
            <text:p>404872</text:p>
          </table:table-cell>
          <table:table-cell office:value-type="float" office:value="2.18986" calcext:value-type="float">
            <text:p>2.18986</text:p>
          </table:table-cell>
          <table:table-cell table:number-columns-repeated="4"/>
        </table:table-row>
        <table:table-row table:style-name="ro1">
          <table:table-cell office:value-type="float" office:value="405024" calcext:value-type="float">
            <text:p>405024</text:p>
          </table:table-cell>
          <table:table-cell office:value-type="float" office:value="2.40961" calcext:value-type="float">
            <text:p>2.40961</text:p>
          </table:table-cell>
          <table:table-cell table:number-columns-repeated="4"/>
        </table:table-row>
        <table:table-row table:style-name="ro1">
          <table:table-cell office:value-type="float" office:value="430152" calcext:value-type="float">
            <text:p>430152</text:p>
          </table:table-cell>
          <table:table-cell office:value-type="float" office:value="2.62658" calcext:value-type="float">
            <text:p>2.62658</text:p>
          </table:table-cell>
          <table:table-cell table:number-columns-repeated="4"/>
        </table:table-row>
        <table:table-row table:style-name="ro1">
          <table:table-cell office:value-type="float" office:value="430304" calcext:value-type="float">
            <text:p>430304</text:p>
          </table:table-cell>
          <table:table-cell office:value-type="float" office:value="2.62658" calcext:value-type="float">
            <text:p>2.62658</text:p>
          </table:table-cell>
          <table:table-cell table:number-columns-repeated="4"/>
        </table:table-row>
        <table:table-row table:style-name="ro1">
          <table:table-cell office:value-type="float" office:value="454456" calcext:value-type="float">
            <text:p>454456</text:p>
          </table:table-cell>
          <table:table-cell office:value-type="float" office:value="2.73206" calcext:value-type="float">
            <text:p>2.73206</text:p>
          </table:table-cell>
          <table:table-cell table:number-columns-repeated="4"/>
        </table:table-row>
        <table:table-row table:style-name="ro1">
          <table:table-cell office:value-type="float" office:value="454612" calcext:value-type="float">
            <text:p>454612</text:p>
          </table:table-cell>
          <table:table-cell office:value-type="float" office:value="2.50398" calcext:value-type="float">
            <text:p>2.50398</text:p>
          </table:table-cell>
          <table:table-cell table:number-columns-repeated="4"/>
        </table:table-row>
        <table:table-row table:style-name="ro1">
          <table:table-cell office:value-type="float" office:value="480184" calcext:value-type="float">
            <text:p>480184</text:p>
          </table:table-cell>
          <table:table-cell office:value-type="float" office:value="2.58085" calcext:value-type="float">
            <text:p>2.58085</text:p>
          </table:table-cell>
          <table:table-cell table:number-columns-repeated="4"/>
        </table:table-row>
        <table:table-row table:style-name="ro1">
          <table:table-cell office:value-type="float" office:value="480340" calcext:value-type="float">
            <text:p>480340</text:p>
          </table:table-cell>
          <table:table-cell office:value-type="float" office:value="2.58085" calcext:value-type="float">
            <text:p>2.58085</text:p>
          </table:table-cell>
          <table:table-cell table:number-columns-repeated="4"/>
        </table:table-row>
        <table:table-row table:style-name="ro1">
          <table:table-cell office:value-type="float" office:value="504952" calcext:value-type="float">
            <text:p>504952</text:p>
          </table:table-cell>
          <table:table-cell office:value-type="float" office:value="2.45747" calcext:value-type="float">
            <text:p>2.45747</text:p>
          </table:table-cell>
          <table:table-cell table:number-columns-repeated="4"/>
        </table:table-row>
        <table:table-row table:style-name="ro1">
          <table:table-cell office:value-type="float" office:value="505104" calcext:value-type="float">
            <text:p>505104</text:p>
          </table:table-cell>
          <table:table-cell office:value-type="float" office:value="2.68131" calcext:value-type="float">
            <text:p>2.68131</text:p>
          </table:table-cell>
          <table:table-cell table:number-columns-repeated="4"/>
        </table:table-row>
        <table:table-row table:style-name="ro1">
          <table:table-cell office:value-type="float" office:value="529200" calcext:value-type="float">
            <text:p>529200</text:p>
          </table:table-cell>
          <table:table-cell office:value-type="float" office:value="2.73837" calcext:value-type="float">
            <text:p>2.73837</text:p>
          </table:table-cell>
          <table:table-cell table:number-columns-repeated="4"/>
        </table:table-row>
        <table:table-row table:style-name="ro1">
          <table:table-cell office:value-type="float" office:value="529356" calcext:value-type="float">
            <text:p>529356</text:p>
          </table:table-cell>
          <table:table-cell office:value-type="float" office:value="2.73792" calcext:value-type="float">
            <text:p>2.73792</text:p>
          </table:table-cell>
          <table:table-cell table:number-columns-repeated="4"/>
        </table:table-row>
        <table:table-row table:style-name="ro1">
          <table:table-cell office:value-type="float" office:value="555076" calcext:value-type="float">
            <text:p>555076</text:p>
          </table:table-cell>
          <table:table-cell office:value-type="float" office:value="2.77992" calcext:value-type="float">
            <text:p>2.77992</text:p>
          </table:table-cell>
          <table:table-cell table:number-columns-repeated="4"/>
        </table:table-row>
        <table:table-row table:style-name="ro1">
          <table:table-cell office:value-type="float" office:value="555232" calcext:value-type="float">
            <text:p>555232</text:p>
          </table:table-cell>
          <table:table-cell office:value-type="float" office:value="2.56608" calcext:value-type="float">
            <text:p>2.56608</text:p>
          </table:table-cell>
          <table:table-cell table:number-columns-repeated="4"/>
        </table:table-row>
        <table:table-row table:style-name="ro1">
          <table:table-cell office:value-type="float" office:value="579380" calcext:value-type="float">
            <text:p>579380</text:p>
          </table:table-cell>
          <table:table-cell office:value-type="float" office:value="2.73206" calcext:value-type="float">
            <text:p>2.73206</text:p>
          </table:table-cell>
          <table:table-cell table:number-columns-repeated="4"/>
        </table:table-row>
        <table:table-row table:style-name="ro1">
          <table:table-cell office:value-type="float" office:value="579532" calcext:value-type="float">
            <text:p>579532</text:p>
          </table:table-cell>
          <table:table-cell office:value-type="float" office:value="2.96022" calcext:value-type="float">
            <text:p>2.96022</text:p>
          </table:table-cell>
          <table:table-cell table:number-columns-repeated="4"/>
        </table:table-row>
        <table:table-row table:style-name="ro1">
          <table:table-cell office:value-type="float" office:value="605120" calcext:value-type="float">
            <text:p>605120</text:p>
          </table:table-cell>
          <table:table-cell office:value-type="float" office:value="3.00958" calcext:value-type="float">
            <text:p>3.00958</text:p>
          </table:table-cell>
          <table:table-cell table:number-columns-repeated="4"/>
        </table:table-row>
        <table:table-row table:style-name="ro1">
          <table:table-cell office:value-type="float" office:value="605276" calcext:value-type="float">
            <text:p>605276</text:p>
          </table:table-cell>
          <table:table-cell office:value-type="float" office:value="2.79418" calcext:value-type="float">
            <text:p>2.79418</text:p>
          </table:table-cell>
          <table:table-cell table:number-columns-repeated="4"/>
        </table:table-row>
        <table:table-row table:style-name="ro1">
          <table:table-cell office:value-type="float" office:value="629980" calcext:value-type="float">
            <text:p>629980</text:p>
          </table:table-cell>
          <table:table-cell office:value-type="float" office:value="2.89354" calcext:value-type="float">
            <text:p>2.89354</text:p>
          </table:table-cell>
          <table:table-cell table:number-columns-repeated="4"/>
        </table:table-row>
        <table:table-row table:style-name="ro1">
          <table:table-cell office:value-type="float" office:value="630132" calcext:value-type="float">
            <text:p>630132</text:p>
          </table:table-cell>
          <table:table-cell office:value-type="float" office:value="3.11662" calcext:value-type="float">
            <text:p>3.11662</text:p>
          </table:table-cell>
          <table:table-cell table:number-columns-repeated="4"/>
        </table:table-row>
        <table:table-row table:style-name="ro1">
          <table:table-cell office:value-type="float" office:value="654764" calcext:value-type="float">
            <text:p>654764</text:p>
          </table:table-cell>
          <table:table-cell office:value-type="float" office:value="3.12567" calcext:value-type="float">
            <text:p>3.12567</text:p>
          </table:table-cell>
          <table:table-cell table:number-columns-repeated="4"/>
        </table:table-row>
        <table:table-row table:style-name="ro1">
          <table:table-cell office:value-type="float" office:value="654924" calcext:value-type="float">
            <text:p>654924</text:p>
          </table:table-cell>
          <table:table-cell office:value-type="float" office:value="3.12466" calcext:value-type="float">
            <text:p>3.12466</text:p>
          </table:table-cell>
          <table:table-cell table:number-columns-repeated="4"/>
        </table:table-row>
        <table:table-row table:style-name="ro1">
          <table:table-cell office:value-type="float" office:value="679976" calcext:value-type="float">
            <text:p>679976</text:p>
          </table:table-cell>
          <table:table-cell office:value-type="float" office:value="3.07261" calcext:value-type="float">
            <text:p>3.07261</text:p>
          </table:table-cell>
          <table:table-cell table:number-columns-repeated="4"/>
        </table:table-row>
        <table:table-row table:style-name="ro1">
          <table:table-cell office:value-type="float" office:value="680128" calcext:value-type="float">
            <text:p>680128</text:p>
          </table:table-cell>
          <table:table-cell office:value-type="float" office:value="3.07359" calcext:value-type="float">
            <text:p>3.07359</text:p>
          </table:table-cell>
          <table:table-cell table:number-columns-repeated="4"/>
        </table:table-row>
        <table:table-row table:style-name="ro1">
          <table:table-cell office:value-type="float" office:value="705348" calcext:value-type="float">
            <text:p>705348</text:p>
          </table:table-cell>
          <table:table-cell office:value-type="float" office:value="3.27132" calcext:value-type="float">
            <text:p>3.27132</text:p>
          </table:table-cell>
          <table:table-cell table:number-columns-repeated="4"/>
        </table:table-row>
        <table:table-row table:style-name="ro1">
          <table:table-cell office:value-type="float" office:value="705500" calcext:value-type="float">
            <text:p>705500</text:p>
          </table:table-cell>
          <table:table-cell office:value-type="float" office:value="3.27132" calcext:value-type="float">
            <text:p>3.27132</text:p>
          </table:table-cell>
          <table:table-cell table:number-columns-repeated="4"/>
        </table:table-row>
        <table:table-row table:style-name="ro1">
          <table:table-cell office:value-type="float" office:value="731028" calcext:value-type="float">
            <text:p>731028</text:p>
          </table:table-cell>
          <table:table-cell office:value-type="float" office:value="3.23209" calcext:value-type="float">
            <text:p>3.23209</text:p>
          </table:table-cell>
          <table:table-cell table:number-columns-repeated="4"/>
        </table:table-row>
        <table:table-row table:style-name="ro1">
          <table:table-cell office:value-type="float" office:value="731184" calcext:value-type="float">
            <text:p>731184</text:p>
          </table:table-cell>
          <table:table-cell office:value-type="float" office:value="3.23158" calcext:value-type="float">
            <text:p>3.23158</text:p>
          </table:table-cell>
          <table:table-cell table:number-columns-repeated="4"/>
        </table:table-row>
        <table:table-row table:style-name="ro1">
          <table:table-cell office:value-type="float" office:value="755712" calcext:value-type="float">
            <text:p>755712</text:p>
          </table:table-cell>
          <table:table-cell office:value-type="float" office:value="3.3625" calcext:value-type="float">
            <text:p>3.3625</text:p>
          </table:table-cell>
          <table:table-cell table:number-columns-repeated="4"/>
        </table:table-row>
        <table:table-row table:style-name="ro1">
          <table:table-cell office:value-type="float" office:value="755872" calcext:value-type="float">
            <text:p>755872</text:p>
          </table:table-cell>
          <table:table-cell office:value-type="float" office:value="3.36196" calcext:value-type="float">
            <text:p>3.36196</text:p>
          </table:table-cell>
          <table:table-cell table:number-columns-repeated="4"/>
        </table:table-row>
        <table:table-row table:style-name="ro1">
          <table:table-cell office:value-type="float" office:value="780072" calcext:value-type="float">
            <text:p>780072</text:p>
          </table:table-cell>
          <table:table-cell office:value-type="float" office:value="3.18008" calcext:value-type="float">
            <text:p>3.18008</text:p>
          </table:table-cell>
          <table:table-cell table:number-columns-repeated="4"/>
        </table:table-row>
        <table:table-row table:style-name="ro1">
          <table:table-cell office:value-type="float" office:value="780228" calcext:value-type="float">
            <text:p>780228</text:p>
          </table:table-cell>
          <table:table-cell office:value-type="float" office:value="3.40778" calcext:value-type="float">
            <text:p>3.40778</text:p>
          </table:table-cell>
          <table:table-cell table:number-columns-repeated="4"/>
        </table:table-row>
        <table:table-row table:style-name="ro1">
          <table:table-cell office:value-type="float" office:value="805888" calcext:value-type="float">
            <text:p>805888</text:p>
          </table:table-cell>
          <table:table-cell office:value-type="float" office:value="3.4294" calcext:value-type="float">
            <text:p>3.4294</text:p>
          </table:table-cell>
          <table:table-cell table:number-columns-repeated="4"/>
        </table:table-row>
        <table:table-row table:style-name="ro1">
          <table:table-cell office:value-type="float" office:value="806044" calcext:value-type="float">
            <text:p>806044</text:p>
          </table:table-cell>
          <table:table-cell office:value-type="float" office:value="3.4294" calcext:value-type="float">
            <text:p>3.4294</text:p>
          </table:table-cell>
          <table:table-cell table:number-columns-repeated="4"/>
        </table:table-row>
        <table:table-row table:style-name="ro1">
          <table:table-cell office:value-type="float" office:value="830712" calcext:value-type="float">
            <text:p>830712</text:p>
          </table:table-cell>
          <table:table-cell office:value-type="float" office:value="3.56644" calcext:value-type="float">
            <text:p>3.56644</text:p>
          </table:table-cell>
          <table:table-cell table:number-columns-repeated="4"/>
        </table:table-row>
        <table:table-row table:style-name="ro1">
          <table:table-cell office:value-type="float" office:value="830876" calcext:value-type="float">
            <text:p>830876</text:p>
          </table:table-cell>
          <table:table-cell office:value-type="float" office:value="3.56529" calcext:value-type="float">
            <text:p>3.56529</text:p>
          </table:table-cell>
          <table:table-cell table:number-columns-repeated="4"/>
        </table:table-row>
        <table:table-row table:style-name="ro1">
          <table:table-cell office:value-type="float" office:value="856012" calcext:value-type="float">
            <text:p>856012</text:p>
          </table:table-cell>
          <table:table-cell office:value-type="float" office:value="3.49934" calcext:value-type="float">
            <text:p>3.49934</text:p>
          </table:table-cell>
          <table:table-cell table:number-columns-repeated="4"/>
        </table:table-row>
        <table:table-row table:style-name="ro1">
          <table:table-cell office:value-type="float" office:value="856168" calcext:value-type="float">
            <text:p>856168</text:p>
          </table:table-cell>
          <table:table-cell office:value-type="float" office:value="3.50045" calcext:value-type="float">
            <text:p>3.50045</text:p>
          </table:table-cell>
          <table:table-cell table:number-columns-repeated="4"/>
        </table:table-row>
        <table:table-row table:style-name="ro1">
          <table:table-cell office:value-type="float" office:value="880748" calcext:value-type="float">
            <text:p>880748</text:p>
          </table:table-cell>
          <table:table-cell office:value-type="float" office:value="3.57913" calcext:value-type="float">
            <text:p>3.57913</text:p>
          </table:table-cell>
          <table:table-cell table:number-columns-repeated="4"/>
        </table:table-row>
        <table:table-row table:style-name="ro1">
          <table:table-cell office:value-type="float" office:value="880908" calcext:value-type="float">
            <text:p>880908</text:p>
          </table:table-cell>
          <table:table-cell office:value-type="float" office:value="3.57855" calcext:value-type="float">
            <text:p>3.57855</text:p>
          </table:table-cell>
          <table:table-cell table:number-columns-repeated="4"/>
        </table:table-row>
        <table:table-row table:style-name="ro1">
          <table:table-cell office:value-type="float" office:value="906124" calcext:value-type="float">
            <text:p>906124</text:p>
          </table:table-cell>
          <table:table-cell office:value-type="float" office:value="3.70691" calcext:value-type="float">
            <text:p>3.70691</text:p>
          </table:table-cell>
          <table:table-cell table:number-columns-repeated="4"/>
        </table:table-row>
        <table:table-row table:style-name="ro1">
          <table:table-cell office:value-type="float" office:value="906280" calcext:value-type="float">
            <text:p>906280</text:p>
          </table:table-cell>
          <table:table-cell office:value-type="float" office:value="3.7075" calcext:value-type="float">
            <text:p>3.7075</text:p>
          </table:table-cell>
          <table:table-cell table:number-columns-repeated="4"/>
        </table:table-row>
        <table:table-row table:style-name="ro1">
          <table:table-cell office:value-type="float" office:value="930928" calcext:value-type="float">
            <text:p>930928</text:p>
          </table:table-cell>
          <table:table-cell office:value-type="float" office:value="3.56932" calcext:value-type="float">
            <text:p>3.56932</text:p>
          </table:table-cell>
          <table:table-cell table:number-columns-repeated="4"/>
        </table:table-row>
        <table:table-row table:style-name="ro1">
          <table:table-cell office:value-type="float" office:value="931084" calcext:value-type="float">
            <text:p>931084</text:p>
          </table:table-cell>
          <table:table-cell office:value-type="float" office:value="3.7924" calcext:value-type="float">
            <text:p>3.7924</text:p>
          </table:table-cell>
          <table:table-cell table:number-columns-repeated="4"/>
        </table:table-row>
        <table:table-row table:style-name="ro1">
          <table:table-cell office:value-type="float" office:value="955220" calcext:value-type="float">
            <text:p>955220</text:p>
          </table:table-cell>
          <table:table-cell office:value-type="float" office:value="3.64455" calcext:value-type="float">
            <text:p>3.64455</text:p>
          </table:table-cell>
          <table:table-cell table:number-columns-repeated="4"/>
        </table:table-row>
        <table:table-row table:style-name="ro1">
          <table:table-cell office:value-type="float" office:value="955392" calcext:value-type="float">
            <text:p>955392</text:p>
          </table:table-cell>
          <table:table-cell office:value-type="float" office:value="3.64215" calcext:value-type="float">
            <text:p>3.64215</text:p>
          </table:table-cell>
          <table:table-cell table:number-columns-repeated="4"/>
        </table:table-row>
        <table:table-row table:style-name="ro1">
          <table:table-cell office:value-type="float" office:value="980992" calcext:value-type="float">
            <text:p>980992</text:p>
          </table:table-cell>
          <table:table-cell office:value-type="float" office:value="3.86466" calcext:value-type="float">
            <text:p>3.86466</text:p>
          </table:table-cell>
          <table:table-cell table:number-columns-repeated="4"/>
        </table:table-row>
        <table:table-row table:style-name="ro1">
          <table:table-cell office:value-type="float" office:value="981152" calcext:value-type="float">
            <text:p>981152</text:p>
          </table:table-cell>
          <table:table-cell office:value-type="float" office:value="3.86646" calcext:value-type="float">
            <text:p>3.86646</text:p>
          </table:table-cell>
          <table:table-cell table:number-columns-repeated="4"/>
        </table:table-row>
        <table:table-row table:style-name="ro1">
          <table:table-cell office:value-type="float" office:value="1005352" calcext:value-type="float">
            <text:p>1005352</text:p>
          </table:table-cell>
          <table:table-cell office:value-type="float" office:value="3.86152" calcext:value-type="float">
            <text:p>3.86152</text:p>
          </table:table-cell>
          <table:table-cell table:number-columns-repeated="4"/>
        </table:table-row>
        <table:table-row table:style-name="ro1">
          <table:table-cell office:value-type="float" office:value="1005508" calcext:value-type="float">
            <text:p>1005508</text:p>
          </table:table-cell>
          <table:table-cell office:value-type="float" office:value="3.63497" calcext:value-type="float">
            <text:p>3.63497</text:p>
          </table:table-cell>
          <table:table-cell table:number-columns-repeated="4"/>
        </table:table-row>
        <table:table-row table:style-name="ro1">
          <table:table-cell office:value-type="float" office:value="1031140" calcext:value-type="float">
            <text:p>1031140</text:p>
          </table:table-cell>
          <table:table-cell office:value-type="float" office:value="3.86226" calcext:value-type="float">
            <text:p>3.86226</text:p>
          </table:table-cell>
          <table:table-cell table:number-columns-repeated="4"/>
        </table:table-row>
        <table:table-row table:style-name="ro1">
          <table:table-cell office:value-type="float" office:value="1031292" calcext:value-type="float">
            <text:p>1031292</text:p>
          </table:table-cell>
          <table:table-cell office:value-type="float" office:value="3.86286" calcext:value-type="float">
            <text:p>3.86286</text:p>
          </table:table-cell>
          <table:table-cell table:number-columns-repeated="4"/>
        </table:table-row>
        <table:table-row table:style-name="ro1">
          <table:table-cell office:value-type="float" office:value="1056036" calcext:value-type="float">
            <text:p>1056036</text:p>
          </table:table-cell>
          <table:table-cell office:value-type="float" office:value="3.77838" calcext:value-type="float">
            <text:p>3.77838</text:p>
          </table:table-cell>
          <table:table-cell table:number-columns-repeated="4"/>
        </table:table-row>
        <table:table-row table:style-name="ro1">
          <table:table-cell office:value-type="float" office:value="1056192" calcext:value-type="float">
            <text:p>1056192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080288" calcext:value-type="float">
            <text:p>1080288</text:p>
          </table:table-cell>
          <table:table-cell office:value-type="float" office:value="3.87872" calcext:value-type="float">
            <text:p>3.87872</text:p>
          </table:table-cell>
          <table:table-cell table:number-columns-repeated="4"/>
        </table:table-row>
        <table:table-row table:style-name="ro1">
          <table:table-cell office:value-type="float" office:value="1080440" calcext:value-type="float">
            <text:p>1080440</text:p>
          </table:table-cell>
          <table:table-cell office:value-type="float" office:value="3.87936" calcext:value-type="float">
            <text:p>3.87936</text:p>
          </table:table-cell>
          <table:table-cell table:number-columns-repeated="4"/>
        </table:table-row>
        <table:table-row table:style-name="ro1">
          <table:table-cell office:value-type="float" office:value="1105704" calcext:value-type="float">
            <text:p>1105704</text:p>
          </table:table-cell>
          <table:table-cell office:value-type="float" office:value="3.91879" calcext:value-type="float">
            <text:p>3.91879</text:p>
          </table:table-cell>
          <table:table-cell table:number-columns-repeated="4"/>
        </table:table-row>
        <table:table-row table:style-name="ro1">
          <table:table-cell office:value-type="float" office:value="1105868" calcext:value-type="float">
            <text:p>1105868</text:p>
          </table:table-cell>
          <table:table-cell office:value-type="float" office:value="3.91694" calcext:value-type="float">
            <text:p>3.91694</text:p>
          </table:table-cell>
          <table:table-cell table:number-columns-repeated="4"/>
        </table:table-row>
        <table:table-row table:style-name="ro1">
          <table:table-cell office:value-type="float" office:value="1130496" calcext:value-type="float">
            <text:p>1130496</text:p>
          </table:table-cell>
          <table:table-cell office:value-type="float" office:value="4.01742" calcext:value-type="float">
            <text:p>4.01742</text:p>
          </table:table-cell>
          <table:table-cell table:number-columns-repeated="4"/>
        </table:table-row>
        <table:table-row table:style-name="ro1">
          <table:table-cell office:value-type="float" office:value="1130648" calcext:value-type="float">
            <text:p>1130648</text:p>
          </table:table-cell>
          <table:table-cell office:value-type="float" office:value="4.01937" calcext:value-type="float">
            <text:p>4.01937</text:p>
          </table:table-cell>
          <table:table-cell table:number-columns-repeated="4"/>
        </table:table-row>
        <table:table-row table:style-name="ro1">
          <table:table-cell office:value-type="float" office:value="1158756" calcext:value-type="float">
            <text:p>1158756</text:p>
          </table:table-cell>
          <table:table-cell office:value-type="float" office:value="3.91602" calcext:value-type="float">
            <text:p>3.91602</text:p>
          </table:table-cell>
          <table:table-cell table:number-columns-repeated="4"/>
        </table:table-row>
        <table:table-row table:style-name="ro1">
          <table:table-cell office:value-type="float" office:value="1158920" calcext:value-type="float">
            <text:p>1158920</text:p>
          </table:table-cell>
          <table:table-cell office:value-type="float" office:value="4.11007" calcext:value-type="float">
            <text:p>4.11007</text:p>
          </table:table-cell>
          <table:table-cell table:number-columns-repeated="4"/>
        </table:table-row>
        <table:table-row table:style-name="ro1">
          <table:table-cell office:value-type="float" office:value="1184092" calcext:value-type="float">
            <text:p>1184092</text:p>
          </table:table-cell>
          <table:table-cell office:value-type="float" office:value="3.93116" calcext:value-type="float">
            <text:p>3.93116</text:p>
          </table:table-cell>
          <table:table-cell table:number-columns-repeated="4"/>
        </table:table-row>
        <table:table-row table:style-name="ro1">
          <table:table-cell office:value-type="float" office:value="1184264" calcext:value-type="float">
            <text:p>1184264</text:p>
          </table:table-cell>
          <table:table-cell office:value-type="float" office:value="3.92992" calcext:value-type="float">
            <text:p>3.92992</text:p>
          </table:table-cell>
          <table:table-cell table:number-columns-repeated="4"/>
        </table:table-row>
        <table:table-row table:style-name="ro1">
          <table:table-cell office:value-type="float" office:value="1208856" calcext:value-type="float">
            <text:p>1208856</text:p>
          </table:table-cell>
          <table:table-cell office:value-type="float" office:value="4.24541" calcext:value-type="float">
            <text:p>4.24541</text:p>
          </table:table-cell>
          <table:table-cell table:number-columns-repeated="4"/>
        </table:table-row>
        <table:table-row table:style-name="ro1">
          <table:table-cell office:value-type="float" office:value="1209008" calcext:value-type="float">
            <text:p>1209008</text:p>
          </table:table-cell>
          <table:table-cell office:value-type="float" office:value="4.02522" calcext:value-type="float">
            <text:p>4.02522</text:p>
          </table:table-cell>
          <table:table-cell table:number-columns-repeated="4"/>
        </table:table-row>
        <table:table-row table:style-name="ro1">
          <table:table-cell office:value-type="float" office:value="1234728" calcext:value-type="float">
            <text:p>1234728</text:p>
          </table:table-cell>
          <table:table-cell office:value-type="float" office:value="4.06359" calcext:value-type="float">
            <text:p>4.06359</text:p>
          </table:table-cell>
          <table:table-cell table:number-columns-repeated="4"/>
        </table:table-row>
        <table:table-row table:style-name="ro1">
          <table:table-cell office:value-type="float" office:value="1234892" calcext:value-type="float">
            <text:p>1234892</text:p>
          </table:table-cell>
          <table:table-cell office:value-type="float" office:value="4.06171" calcext:value-type="float">
            <text:p>4.06171</text:p>
          </table:table-cell>
          <table:table-cell table:number-columns-repeated="4"/>
        </table:table-row>
        <table:table-row table:style-name="ro1">
          <table:table-cell office:value-type="float" office:value="1259544" calcext:value-type="float">
            <text:p>1259544</text:p>
          </table:table-cell>
          <table:table-cell office:value-type="float" office:value="4.23651" calcext:value-type="float">
            <text:p>4.23651</text:p>
          </table:table-cell>
          <table:table-cell table:number-columns-repeated="4"/>
        </table:table-row>
        <table:table-row table:style-name="ro1">
          <table:table-cell office:value-type="float" office:value="1259696" calcext:value-type="float">
            <text:p>1259696</text:p>
          </table:table-cell>
          <table:table-cell office:value-type="float" office:value="4.23856" calcext:value-type="float">
            <text:p>4.23856</text:p>
          </table:table-cell>
          <table:table-cell table:number-columns-repeated="4"/>
        </table:table-row>
        <table:table-row table:style-name="ro1">
          <table:table-cell office:value-type="float" office:value="1284928" calcext:value-type="float">
            <text:p>1284928</text:p>
          </table:table-cell>
          <table:table-cell office:value-type="float" office:value="4.14172" calcext:value-type="float">
            <text:p>4.14172</text:p>
          </table:table-cell>
          <table:table-cell table:number-columns-repeated="4"/>
        </table:table-row>
        <table:table-row table:style-name="ro1">
          <table:table-cell office:value-type="float" office:value="1285084" calcext:value-type="float">
            <text:p>1285084</text:p>
          </table:table-cell>
          <table:table-cell office:value-type="float" office:value="4.14106" calcext:value-type="float">
            <text:p>4.14106</text:p>
          </table:table-cell>
          <table:table-cell table:number-columns-repeated="4"/>
        </table:table-row>
        <table:table-row table:style-name="ro1">
          <table:table-cell office:value-type="float" office:value="1309720" calcext:value-type="float">
            <text:p>1309720</text:p>
          </table:table-cell>
          <table:table-cell office:value-type="float" office:value="4.24061" calcext:value-type="float">
            <text:p>4.24061</text:p>
          </table:table-cell>
          <table:table-cell table:number-columns-repeated="4"/>
        </table:table-row>
        <table:table-row table:style-name="ro1">
          <table:table-cell office:value-type="float" office:value="1309884" calcext:value-type="float">
            <text:p>1309884</text:p>
          </table:table-cell>
          <table:table-cell office:value-type="float" office:value="4.23925" calcext:value-type="float">
            <text:p>4.23925</text:p>
          </table:table-cell>
          <table:table-cell table:number-columns-repeated="4"/>
        </table:table-row>
        <table:table-row table:style-name="ro1">
          <table:table-cell office:value-type="float" office:value="1335564" calcext:value-type="float">
            <text:p>1335564</text:p>
          </table:table-cell>
          <table:table-cell office:value-type="float" office:value="4.068" calcext:value-type="float">
            <text:p>4.068</text:p>
          </table:table-cell>
          <table:table-cell table:number-columns-repeated="4"/>
        </table:table-row>
        <table:table-row table:style-name="ro1">
          <table:table-cell office:value-type="float" office:value="1335732" calcext:value-type="float">
            <text:p>1335732</text:p>
          </table:table-cell>
          <table:table-cell office:value-type="float" office:value="4.28144" calcext:value-type="float">
            <text:p>4.28144</text:p>
          </table:table-cell>
          <table:table-cell table:number-columns-repeated="4"/>
        </table:table-row>
        <table:table-row table:style-name="ro1">
          <table:table-cell office:value-type="float" office:value="1360976" calcext:value-type="float">
            <text:p>1360976</text:p>
          </table:table-cell>
          <table:table-cell office:value-type="float" office:value="4.3549" calcext:value-type="float">
            <text:p>4.3549</text:p>
          </table:table-cell>
          <table:table-cell table:number-columns-repeated="4"/>
        </table:table-row>
        <table:table-row table:style-name="ro1">
          <table:table-cell office:value-type="float" office:value="1361132" calcext:value-type="float">
            <text:p>1361132</text:p>
          </table:table-cell>
          <table:table-cell office:value-type="float" office:value="4.13911" calcext:value-type="float">
            <text:p>4.13911</text:p>
          </table:table-cell>
          <table:table-cell table:number-columns-repeated="4"/>
        </table:table-row>
        <table:table-row table:style-name="ro1">
          <table:table-cell office:value-type="float" office:value="1385920" calcext:value-type="float">
            <text:p>1385920</text:p>
          </table:table-cell>
          <table:table-cell office:value-type="float" office:value="4.21477" calcext:value-type="float">
            <text:p>4.21477</text:p>
          </table:table-cell>
          <table:table-cell table:number-columns-repeated="4"/>
        </table:table-row>
        <table:table-row table:style-name="ro1">
          <table:table-cell office:value-type="float" office:value="1386076" calcext:value-type="float">
            <text:p>1386076</text:p>
          </table:table-cell>
          <table:table-cell office:value-type="float" office:value="4.21477" calcext:value-type="float">
            <text:p>4.21477</text:p>
          </table:table-cell>
          <table:table-cell table:number-columns-repeated="4"/>
        </table:table-row>
        <table:table-row table:style-name="ro1">
          <table:table-cell office:value-type="float" office:value="1414316" calcext:value-type="float">
            <text:p>1414316</text:p>
          </table:table-cell>
          <table:table-cell office:value-type="float" office:value="4.28699" calcext:value-type="float">
            <text:p>4.28699</text:p>
          </table:table-cell>
          <table:table-cell table:number-columns-repeated="4"/>
        </table:table-row>
        <table:table-row table:style-name="ro1">
          <table:table-cell office:value-type="float" office:value="1414468" calcext:value-type="float">
            <text:p>1414468</text:p>
          </table:table-cell>
          <table:table-cell office:value-type="float" office:value="4.28759" calcext:value-type="float">
            <text:p>4.28759</text:p>
          </table:table-cell>
          <table:table-cell table:number-columns-repeated="4"/>
        </table:table-row>
        <table:table-row table:style-name="ro1">
          <table:table-cell office:value-type="float" office:value="1439024" calcext:value-type="float">
            <text:p>1439024</text:p>
          </table:table-cell>
          <table:table-cell office:value-type="float" office:value="4.25503" calcext:value-type="float">
            <text:p>4.25503</text:p>
          </table:table-cell>
          <table:table-cell table:number-columns-repeated="4"/>
        </table:table-row>
        <table:table-row table:style-name="ro1">
          <table:table-cell office:value-type="float" office:value="1439176" calcext:value-type="float">
            <text:p>1439176</text:p>
          </table:table-cell>
          <table:table-cell office:value-type="float" office:value="4.25503" calcext:value-type="float">
            <text:p>4.25503</text:p>
          </table:table-cell>
          <table:table-cell table:number-columns-repeated="4"/>
        </table:table-row>
        <table:table-row table:style-name="ro1">
          <table:table-cell office:value-type="float" office:value="1463720" calcext:value-type="float">
            <text:p>1463720</text:p>
          </table:table-cell>
          <table:table-cell office:value-type="float" office:value="4.48116" calcext:value-type="float">
            <text:p>4.48116</text:p>
          </table:table-cell>
          <table:table-cell table:number-columns-repeated="4"/>
        </table:table-row>
        <table:table-row table:style-name="ro1">
          <table:table-cell office:value-type="float" office:value="1463896" calcext:value-type="float">
            <text:p>1463896</text:p>
          </table:table-cell>
          <table:table-cell office:value-type="float" office:value="4.47681" calcext:value-type="float">
            <text:p>4.47681</text:p>
          </table:table-cell>
          <table:table-cell table:number-columns-repeated="4"/>
        </table:table-row>
        <table:table-row table:style-name="ro1">
          <table:table-cell office:value-type="float" office:value="1489076" calcext:value-type="float">
            <text:p>1489076</text:p>
          </table:table-cell>
          <table:table-cell office:value-type="float" office:value="4.36452" calcext:value-type="float">
            <text:p>4.36452</text:p>
          </table:table-cell>
          <table:table-cell table:number-columns-repeated="4"/>
        </table:table-row>
        <table:table-row table:style-name="ro1">
          <table:table-cell office:value-type="float" office:value="1489232" calcext:value-type="float">
            <text:p>1489232</text:p>
          </table:table-cell>
          <table:table-cell office:value-type="float" office:value="4.36796" calcext:value-type="float">
            <text:p>4.36796</text:p>
          </table:table-cell>
          <table:table-cell table:number-columns-repeated="4"/>
        </table:table-row>
        <table:table-row table:style-name="ro1">
          <table:table-cell office:value-type="float" office:value="1513852" calcext:value-type="float">
            <text:p>1513852</text:p>
          </table:table-cell>
          <table:table-cell office:value-type="float" office:value="4.24335" calcext:value-type="float">
            <text:p>4.24335</text:p>
          </table:table-cell>
          <table:table-cell table:number-columns-repeated="4"/>
        </table:table-row>
        <table:table-row table:style-name="ro1">
          <table:table-cell office:value-type="float" office:value="1514024" calcext:value-type="float">
            <text:p>1514024</text:p>
          </table:table-cell>
          <table:table-cell office:value-type="float" office:value="4.24061" calcext:value-type="float">
            <text:p>4.24061</text:p>
          </table:table-cell>
          <table:table-cell table:number-columns-repeated="4"/>
        </table:table-row>
        <table:table-row table:style-name="ro1">
          <table:table-cell office:value-type="float" office:value="1539120" calcext:value-type="float">
            <text:p>1539120</text:p>
          </table:table-cell>
          <table:table-cell office:value-type="float" office:value="4.37972" calcext:value-type="float">
            <text:p>4.37972</text:p>
          </table:table-cell>
          <table:table-cell table:number-columns-repeated="4"/>
        </table:table-row>
        <table:table-row table:style-name="ro1">
          <table:table-cell office:value-type="float" office:value="1539292" calcext:value-type="float">
            <text:p>1539292</text:p>
          </table:table-cell>
          <table:table-cell office:value-type="float" office:value="4.37972" calcext:value-type="float">
            <text:p>4.37972</text:p>
          </table:table-cell>
          <table:table-cell table:number-columns-repeated="4"/>
        </table:table-row>
        <table:table-row table:style-name="ro1">
          <table:table-cell office:value-type="float" office:value="1563992" calcext:value-type="float">
            <text:p>1563992</text:p>
          </table:table-cell>
          <table:table-cell office:value-type="float" office:value="4.44945" calcext:value-type="float">
            <text:p>4.44945</text:p>
          </table:table-cell>
          <table:table-cell table:number-columns-repeated="4"/>
        </table:table-row>
        <table:table-row table:style-name="ro1">
          <table:table-cell office:value-type="float" office:value="1564144" calcext:value-type="float">
            <text:p>1564144</text:p>
          </table:table-cell>
          <table:table-cell office:value-type="float" office:value="4.45303" calcext:value-type="float">
            <text:p>4.45303</text:p>
          </table:table-cell>
          <table:table-cell table:number-columns-repeated="4"/>
        </table:table-row>
        <table:table-row table:style-name="ro1">
          <table:table-cell office:value-type="float" office:value="1589364" calcext:value-type="float">
            <text:p>1589364</text:p>
          </table:table-cell>
          <table:table-cell office:value-type="float" office:value="4.36176" calcext:value-type="float">
            <text:p>4.36176</text:p>
          </table:table-cell>
          <table:table-cell table:number-columns-repeated="4"/>
        </table:table-row>
        <table:table-row table:style-name="ro1">
          <table:table-cell office:value-type="float" office:value="1589520" calcext:value-type="float">
            <text:p>1589520</text:p>
          </table:table-cell>
          <table:table-cell office:value-type="float" office:value="4.36108" calcext:value-type="float">
            <text:p>4.36108</text:p>
          </table:table-cell>
          <table:table-cell table:number-columns-repeated="4"/>
        </table:table-row>
        <table:table-row table:style-name="ro1">
          <table:table-cell office:value-type="float" office:value="1613660" calcext:value-type="float">
            <text:p>1613660</text:p>
          </table:table-cell>
          <table:table-cell office:value-type="float" office:value="4.32719" calcext:value-type="float">
            <text:p>4.32719</text:p>
          </table:table-cell>
          <table:table-cell table:number-columns-repeated="4"/>
        </table:table-row>
        <table:table-row table:style-name="ro1">
          <table:table-cell office:value-type="float" office:value="1613828" calcext:value-type="float">
            <text:p>1613828</text:p>
          </table:table-cell>
          <table:table-cell office:value-type="float" office:value="4.55268" calcext:value-type="float">
            <text:p>4.55268</text:p>
          </table:table-cell>
          <table:table-cell table:number-columns-repeated="4"/>
        </table:table-row>
        <table:table-row table:style-name="ro1">
          <table:table-cell office:value-type="float" office:value="1639016" calcext:value-type="float">
            <text:p>1639016</text:p>
          </table:table-cell>
          <table:table-cell office:value-type="float" office:value="4.36452" calcext:value-type="float">
            <text:p>4.36452</text:p>
          </table:table-cell>
          <table:table-cell table:number-columns-repeated="4"/>
        </table:table-row>
        <table:table-row table:style-name="ro1">
          <table:table-cell office:value-type="float" office:value="1639172" calcext:value-type="float">
            <text:p>1639172</text:p>
          </table:table-cell>
          <table:table-cell office:value-type="float" office:value="4.36658" calcext:value-type="float">
            <text:p>4.36658</text:p>
          </table:table-cell>
          <table:table-cell table:number-columns-repeated="4"/>
        </table:table-row>
        <table:table-row table:style-name="ro1">
          <table:table-cell office:value-type="float" office:value="1664920" calcext:value-type="float">
            <text:p>1664920</text:p>
          </table:table-cell>
          <table:table-cell office:value-type="float" office:value="4.6994" calcext:value-type="float">
            <text:p>4.6994</text:p>
          </table:table-cell>
          <table:table-cell table:number-columns-repeated="4"/>
        </table:table-row>
        <table:table-row table:style-name="ro1">
          <table:table-cell office:value-type="float" office:value="1665092" calcext:value-type="float">
            <text:p>1665092</text:p>
          </table:table-cell>
          <table:table-cell office:value-type="float" office:value="4.48302" calcext:value-type="float">
            <text:p>4.48302</text:p>
          </table:table-cell>
          <table:table-cell table:number-columns-repeated="4"/>
        </table:table-row>
        <table:table-row table:style-name="ro1">
          <table:table-cell office:value-type="float" office:value="1690288" calcext:value-type="float">
            <text:p>1690288</text:p>
          </table:table-cell>
          <table:table-cell office:value-type="float" office:value="4.36245" calcext:value-type="float">
            <text:p>4.36245</text:p>
          </table:table-cell>
          <table:table-cell table:number-columns-repeated="4"/>
        </table:table-row>
        <table:table-row table:style-name="ro1">
          <table:table-cell office:value-type="float" office:value="1690448" calcext:value-type="float">
            <text:p>1690448</text:p>
          </table:table-cell>
          <table:table-cell office:value-type="float" office:value="4.36452" calcext:value-type="float">
            <text:p>4.36452</text:p>
          </table:table-cell>
          <table:table-cell table:number-columns-repeated="4"/>
        </table:table-row>
        <table:table-row table:style-name="ro1">
          <table:table-cell office:value-type="float" office:value="1719352" calcext:value-type="float">
            <text:p>1719352</text:p>
          </table:table-cell>
          <table:table-cell office:value-type="float" office:value="4.37884" calcext:value-type="float">
            <text:p>4.37884</text:p>
          </table:table-cell>
          <table:table-cell table:number-columns-repeated="4"/>
        </table:table-row>
        <table:table-row table:style-name="ro1">
          <table:table-cell office:value-type="float" office:value="1719524" calcext:value-type="float">
            <text:p>1719524</text:p>
          </table:table-cell>
          <table:table-cell office:value-type="float" office:value="4.56734" calcext:value-type="float">
            <text:p>4.56734</text:p>
          </table:table-cell>
          <table:table-cell table:number-columns-repeated="4"/>
        </table:table-row>
        <table:table-row table:style-name="ro1">
          <table:table-cell office:value-type="float" office:value="1744748" calcext:value-type="float">
            <text:p>1744748</text:p>
          </table:table-cell>
          <table:table-cell office:value-type="float" office:value="4.57552" calcext:value-type="float">
            <text:p>4.57552</text:p>
          </table:table-cell>
          <table:table-cell table:number-columns-repeated="4"/>
        </table:table-row>
        <table:table-row table:style-name="ro1">
          <table:table-cell office:value-type="float" office:value="1744908" calcext:value-type="float">
            <text:p>1744908</text:p>
          </table:table-cell>
          <table:table-cell office:value-type="float" office:value="4.3597" calcext:value-type="float">
            <text:p>4.3597</text:p>
          </table:table-cell>
          <table:table-cell table:number-columns-repeated="4"/>
        </table:table-row>
        <table:table-row table:style-name="ro1">
          <table:table-cell office:value-type="float" office:value="1769612" calcext:value-type="float">
            <text:p>1769612</text:p>
          </table:table-cell>
          <table:table-cell office:value-type="float" office:value="4.45088" calcext:value-type="float">
            <text:p>4.45088</text:p>
          </table:table-cell>
          <table:table-cell table:number-columns-repeated="4"/>
        </table:table-row>
        <table:table-row table:style-name="ro1">
          <table:table-cell office:value-type="float" office:value="1769764" calcext:value-type="float">
            <text:p>1769764</text:p>
          </table:table-cell>
          <table:table-cell office:value-type="float" office:value="4.67493" calcext:value-type="float">
            <text:p>4.67493</text:p>
          </table:table-cell>
          <table:table-cell table:number-columns-repeated="4"/>
        </table:table-row>
        <table:table-row table:style-name="ro1">
          <table:table-cell office:value-type="float" office:value="1795020" calcext:value-type="float">
            <text:p>1795020</text:p>
          </table:table-cell>
          <table:table-cell office:value-type="float" office:value="4.57336" calcext:value-type="float">
            <text:p>4.57336</text:p>
          </table:table-cell>
          <table:table-cell table:number-columns-repeated="4"/>
        </table:table-row>
        <table:table-row table:style-name="ro1">
          <table:table-cell office:value-type="float" office:value="1795172" calcext:value-type="float">
            <text:p>1795172</text:p>
          </table:table-cell>
          <table:table-cell office:value-type="float" office:value="4.35558" calcext:value-type="float">
            <text:p>4.35558</text:p>
          </table:table-cell>
          <table:table-cell table:number-columns-repeated="4"/>
        </table:table-row>
        <table:table-row table:style-name="ro1">
          <table:table-cell office:value-type="float" office:value="1819932" calcext:value-type="float">
            <text:p>1819932</text:p>
          </table:table-cell>
          <table:table-cell office:value-type="float" office:value="4.4423" calcext:value-type="float">
            <text:p>4.4423</text:p>
          </table:table-cell>
          <table:table-cell table:number-columns-repeated="4"/>
        </table:table-row>
        <table:table-row table:style-name="ro1">
          <table:table-cell office:value-type="float" office:value="1820100" calcext:value-type="float">
            <text:p>1820100</text:p>
          </table:table-cell>
          <table:table-cell office:value-type="float" office:value="4.66142" calcext:value-type="float">
            <text:p>4.66142</text:p>
          </table:table-cell>
          <table:table-cell table:number-columns-repeated="4"/>
        </table:table-row>
        <table:table-row table:style-name="ro1">
          <table:table-cell office:value-type="float" office:value="1845348" calcext:value-type="float">
            <text:p>1845348</text:p>
          </table:table-cell>
          <table:table-cell office:value-type="float" office:value="4.57192" calcext:value-type="float">
            <text:p>4.57192</text:p>
          </table:table-cell>
          <table:table-cell table:number-columns-repeated="4"/>
        </table:table-row>
        <table:table-row table:style-name="ro1">
          <table:table-cell office:value-type="float" office:value="1845504" calcext:value-type="float">
            <text:p>1845504</text:p>
          </table:table-cell>
          <table:table-cell office:value-type="float" office:value="4.57408" calcext:value-type="float">
            <text:p>4.57408</text:p>
          </table:table-cell>
          <table:table-cell table:number-columns-repeated="4"/>
        </table:table-row>
        <table:table-row table:style-name="ro1">
          <table:table-cell office:value-type="float" office:value="1869688" calcext:value-type="float">
            <text:p>1869688</text:p>
          </table:table-cell>
          <table:table-cell office:value-type="float" office:value="4.5467" calcext:value-type="float">
            <text:p>4.5467</text:p>
          </table:table-cell>
          <table:table-cell table:number-columns-repeated="4"/>
        </table:table-row>
        <table:table-row table:style-name="ro1">
          <table:table-cell office:value-type="float" office:value="1869852" calcext:value-type="float">
            <text:p>1869852</text:p>
          </table:table-cell>
          <table:table-cell office:value-type="float" office:value="4.54521" calcext:value-type="float">
            <text:p>4.54521</text:p>
          </table:table-cell>
          <table:table-cell table:number-columns-repeated="4"/>
        </table:table-row>
        <table:table-row table:style-name="ro1">
          <table:table-cell office:value-type="float" office:value="1894448" calcext:value-type="float">
            <text:p>1894448</text:p>
          </table:table-cell>
          <table:table-cell office:value-type="float" office:value="4.46957" calcext:value-type="float">
            <text:p>4.46957</text:p>
          </table:table-cell>
          <table:table-cell table:number-columns-repeated="4"/>
        </table:table-row>
        <table:table-row table:style-name="ro1">
          <table:table-cell office:value-type="float" office:value="1894604" calcext:value-type="float">
            <text:p>1894604</text:p>
          </table:table-cell>
          <table:table-cell office:value-type="float" office:value="4.47102" calcext:value-type="float">
            <text:p>4.47102</text:p>
          </table:table-cell>
          <table:table-cell table:number-columns-repeated="4"/>
        </table:table-row>
        <table:table-row table:style-name="ro1">
          <table:table-cell office:value-type="float" office:value="1919928" calcext:value-type="float">
            <text:p>1919928</text:p>
          </table:table-cell>
          <table:table-cell office:value-type="float" office:value="4.7776" calcext:value-type="float">
            <text:p>4.7776</text:p>
          </table:table-cell>
          <table:table-cell table:number-columns-repeated="4"/>
        </table:table-row>
        <table:table-row table:style-name="ro1">
          <table:table-cell office:value-type="float" office:value="1920080" calcext:value-type="float">
            <text:p>1920080</text:p>
          </table:table-cell>
          <table:table-cell office:value-type="float" office:value="4.56116" calcext:value-type="float">
            <text:p>4.56116</text:p>
          </table:table-cell>
          <table:table-cell table:number-columns-repeated="4"/>
        </table:table-row>
        <table:table-row table:style-name="ro1">
          <table:table-cell office:value-type="float" office:value="1945292" calcext:value-type="float">
            <text:p>1945292</text:p>
          </table:table-cell>
          <table:table-cell office:value-type="float" office:value="4.36314" calcext:value-type="float">
            <text:p>4.36314</text:p>
          </table:table-cell>
          <table:table-cell table:number-columns-repeated="4"/>
        </table:table-row>
        <table:table-row table:style-name="ro1">
          <table:table-cell office:value-type="float" office:value="1945452" calcext:value-type="float">
            <text:p>1945452</text:p>
          </table:table-cell>
          <table:table-cell office:value-type="float" office:value="4.57985" calcext:value-type="float">
            <text:p>4.57985</text:p>
          </table:table-cell>
          <table:table-cell table:number-columns-repeated="4"/>
        </table:table-row>
        <table:table-row table:style-name="ro1">
          <table:table-cell office:value-type="float" office:value="1974172" calcext:value-type="float">
            <text:p>1974172</text:p>
          </table:table-cell>
          <table:table-cell office:value-type="float" office:value="4.59834" calcext:value-type="float">
            <text:p>4.59834</text:p>
          </table:table-cell>
          <table:table-cell table:number-columns-repeated="4"/>
        </table:table-row>
        <table:table-row table:style-name="ro1">
          <table:table-cell office:value-type="float" office:value="1974324" calcext:value-type="float">
            <text:p>1974324</text:p>
          </table:table-cell>
          <table:table-cell office:value-type="float" office:value="4.59961" calcext:value-type="float">
            <text:p>4.59961</text:p>
          </table:table-cell>
          <table:table-cell table:number-columns-repeated="4"/>
        </table:table-row>
        <table:table-row table:style-name="ro1">
          <table:table-cell office:value-type="float" office:value="1998892" calcext:value-type="float">
            <text:p>1998892</text:p>
          </table:table-cell>
          <table:table-cell office:value-type="float" office:value="4.70065" calcext:value-type="float">
            <text:p>4.70065</text:p>
          </table:table-cell>
          <table:table-cell table:number-columns-repeated="4"/>
        </table:table-row>
        <table:table-row table:style-name="ro1">
          <table:table-cell office:value-type="float" office:value="1999048" calcext:value-type="float">
            <text:p>1999048</text:p>
          </table:table-cell>
          <table:table-cell office:value-type="float" office:value="4.47608" calcext:value-type="float">
            <text:p>4.47608</text:p>
          </table:table-cell>
          <table:table-cell table:number-columns-repeated="4"/>
        </table:table-row>
        <table:table-row table:style-name="ro1">
          <table:table-cell office:value-type="float" office:value="2023796" calcext:value-type="float">
            <text:p>2023796</text:p>
          </table:table-cell>
          <table:table-cell office:value-type="float" office:value="4.66592" calcext:value-type="float">
            <text:p>4.66592</text:p>
          </table:table-cell>
          <table:table-cell table:number-columns-repeated="4"/>
        </table:table-row>
        <table:table-row table:style-name="ro1">
          <table:table-cell office:value-type="float" office:value="2023960" calcext:value-type="float">
            <text:p>2023960</text:p>
          </table:table-cell>
          <table:table-cell office:value-type="float" office:value="4.66442" calcext:value-type="float">
            <text:p>4.66442</text:p>
          </table:table-cell>
          <table:table-cell table:number-columns-repeated="4"/>
        </table:table-row>
        <table:table-row table:style-name="ro1">
          <table:table-cell office:value-type="float" office:value="2049140" calcext:value-type="float">
            <text:p>2049140</text:p>
          </table:table-cell>
          <table:table-cell office:value-type="float" office:value="4.36658" calcext:value-type="float">
            <text:p>4.36658</text:p>
          </table:table-cell>
          <table:table-cell table:number-columns-repeated="4"/>
        </table:table-row>
        <table:table-row table:style-name="ro1">
          <table:table-cell office:value-type="float" office:value="2049312" calcext:value-type="float">
            <text:p>2049312</text:p>
          </table:table-cell>
          <table:table-cell office:value-type="float" office:value="4.58346" calcext:value-type="float">
            <text:p>4.58346</text:p>
          </table:table-cell>
          <table:table-cell table:number-columns-repeated="4"/>
        </table:table-row>
        <table:table-row table:style-name="ro1">
          <table:table-cell office:value-type="float" office:value="2073464" calcext:value-type="float">
            <text:p>2073464</text:p>
          </table:table-cell>
          <table:table-cell office:value-type="float" office:value="4.77717" calcext:value-type="float">
            <text:p>4.77717</text:p>
          </table:table-cell>
          <table:table-cell table:number-columns-repeated="4"/>
        </table:table-row>
        <table:table-row table:style-name="ro1">
          <table:table-cell office:value-type="float" office:value="2073636" calcext:value-type="float">
            <text:p>2073636</text:p>
          </table:table-cell>
          <table:table-cell office:value-type="float" office:value="4.77717" calcext:value-type="float">
            <text:p>4.77717</text:p>
          </table:table-cell>
          <table:table-cell table:number-columns-repeated="4"/>
        </table:table-row>
        <table:table-row table:style-name="ro1">
          <table:table-cell office:value-type="float" office:value="2099344" calcext:value-type="float">
            <text:p>2099344</text:p>
          </table:table-cell>
          <table:table-cell office:value-type="float" office:value="4.48995" calcext:value-type="float">
            <text:p>4.48995</text:p>
          </table:table-cell>
          <table:table-cell table:number-columns-repeated="4"/>
        </table:table-row>
        <table:table-row table:style-name="ro1">
          <table:table-cell office:value-type="float" office:value="2099500" calcext:value-type="float">
            <text:p>2099500</text:p>
          </table:table-cell>
          <table:table-cell office:value-type="float" office:value="4.49273" calcext:value-type="float">
            <text:p>4.49273</text:p>
          </table:table-cell>
          <table:table-cell table:number-columns-repeated="4"/>
        </table:table-row>
        <table:table-row table:style-name="ro1">
          <table:table-cell office:value-type="float" office:value="2123668" calcext:value-type="float">
            <text:p>2123668</text:p>
          </table:table-cell>
          <table:table-cell office:value-type="float" office:value="4.54969" calcext:value-type="float">
            <text:p>4.54969</text:p>
          </table:table-cell>
          <table:table-cell table:number-columns-repeated="4"/>
        </table:table-row>
        <table:table-row table:style-name="ro1">
          <table:table-cell office:value-type="float" office:value="2123848" calcext:value-type="float">
            <text:p>2123848</text:p>
          </table:table-cell>
          <table:table-cell office:value-type="float" office:value="4.54521" calcext:value-type="float">
            <text:p>4.54521</text:p>
          </table:table-cell>
          <table:table-cell table:number-columns-repeated="4"/>
        </table:table-row>
        <table:table-row table:style-name="ro1">
          <table:table-cell office:value-type="float" office:value="2148528" calcext:value-type="float">
            <text:p>2148528</text:p>
          </table:table-cell>
          <table:table-cell office:value-type="float" office:value="4.67418" calcext:value-type="float">
            <text:p>4.67418</text:p>
          </table:table-cell>
          <table:table-cell table:number-columns-repeated="4"/>
        </table:table-row>
        <table:table-row table:style-name="ro1">
          <table:table-cell office:value-type="float" office:value="2148696" calcext:value-type="float">
            <text:p>2148696</text:p>
          </table:table-cell>
          <table:table-cell office:value-type="float" office:value="4.89912" calcext:value-type="float">
            <text:p>4.89912</text:p>
          </table:table-cell>
          <table:table-cell table:number-columns-repeated="4"/>
        </table:table-row>
        <table:table-row table:style-name="ro1">
          <table:table-cell office:value-type="float" office:value="2174000" calcext:value-type="float">
            <text:p>2174000</text:p>
          </table:table-cell>
          <table:table-cell office:value-type="float" office:value="4.56187" calcext:value-type="float">
            <text:p>4.56187</text:p>
          </table:table-cell>
          <table:table-cell table:number-columns-repeated="4"/>
        </table:table-row>
        <table:table-row table:style-name="ro1">
          <table:table-cell office:value-type="float" office:value="2174168" calcext:value-type="float">
            <text:p>2174168</text:p>
          </table:table-cell>
          <table:table-cell office:value-type="float" office:value="4.34464" calcext:value-type="float">
            <text:p>4.34464</text:p>
          </table:table-cell>
          <table:table-cell table:number-columns-repeated="4"/>
        </table:table-row>
        <table:table-row table:style-name="ro1">
          <table:table-cell office:value-type="float" office:value="2198324" calcext:value-type="float">
            <text:p>2198324</text:p>
          </table:table-cell>
          <table:table-cell office:value-type="float" office:value="4.77717" calcext:value-type="float">
            <text:p>4.77717</text:p>
          </table:table-cell>
          <table:table-cell table:number-columns-repeated="4"/>
        </table:table-row>
        <table:table-row table:style-name="ro1">
          <table:table-cell office:value-type="float" office:value="2198480" calcext:value-type="float">
            <text:p>2198480</text:p>
          </table:table-cell>
          <table:table-cell office:value-type="float" office:value="4.77953" calcext:value-type="float">
            <text:p>4.77953</text:p>
          </table:table-cell>
          <table:table-cell table:number-columns-repeated="4"/>
        </table:table-row>
        <table:table-row table:style-name="ro1">
          <table:table-cell office:value-type="float" office:value="2224184" calcext:value-type="float">
            <text:p>2224184</text:p>
          </table:table-cell>
          <table:table-cell office:value-type="float" office:value="4.49343" calcext:value-type="float">
            <text:p>4.49343</text:p>
          </table:table-cell>
          <table:table-cell table:number-columns-repeated="4"/>
        </table:table-row>
        <table:table-row table:style-name="ro1">
          <table:table-cell office:value-type="float" office:value="2224340" calcext:value-type="float">
            <text:p>2224340</text:p>
          </table:table-cell>
          <table:table-cell office:value-type="float" office:value="4.7074" calcext:value-type="float">
            <text:p>4.7074</text:p>
          </table:table-cell>
          <table:table-cell table:number-columns-repeated="4"/>
        </table:table-row>
        <table:table-row table:style-name="ro1">
          <table:table-cell office:value-type="float" office:value="2248564" calcext:value-type="float">
            <text:p>2248564</text:p>
          </table:table-cell>
          <table:table-cell office:value-type="float" office:value="4.7662" calcext:value-type="float">
            <text:p>4.7662</text:p>
          </table:table-cell>
          <table:table-cell table:number-columns-repeated="4"/>
        </table:table-row>
        <table:table-row table:style-name="ro1">
          <table:table-cell office:value-type="float" office:value="2248720" calcext:value-type="float">
            <text:p>2248720</text:p>
          </table:table-cell>
          <table:table-cell office:value-type="float" office:value="4.53924" calcext:value-type="float">
            <text:p>4.53924</text:p>
          </table:table-cell>
          <table:table-cell table:number-columns-repeated="4"/>
        </table:table-row>
        <table:table-row table:style-name="ro1">
          <table:table-cell office:value-type="float" office:value="2274956" calcext:value-type="float">
            <text:p>2274956</text:p>
          </table:table-cell>
          <table:table-cell office:value-type="float" office:value="4.82217" calcext:value-type="float">
            <text:p>4.82217</text:p>
          </table:table-cell>
          <table:table-cell table:number-columns-repeated="4"/>
        </table:table-row>
        <table:table-row table:style-name="ro1">
          <table:table-cell office:value-type="float" office:value="2275116" calcext:value-type="float">
            <text:p>2275116</text:p>
          </table:table-cell>
          <table:table-cell office:value-type="float" office:value="4.82144" calcext:value-type="float">
            <text:p>4.82144</text:p>
          </table:table-cell>
          <table:table-cell table:number-columns-repeated="4"/>
        </table:table-row>
        <table:table-row table:style-name="ro1">
          <table:table-cell office:value-type="float" office:value="2303876" calcext:value-type="float">
            <text:p>2303876</text:p>
          </table:table-cell>
          <table:table-cell office:value-type="float" office:value="4.59198" calcext:value-type="float">
            <text:p>4.59198</text:p>
          </table:table-cell>
          <table:table-cell table:number-columns-repeated="4"/>
        </table:table-row>
        <table:table-row table:style-name="ro1">
          <table:table-cell office:value-type="float" office:value="2304028" calcext:value-type="float">
            <text:p>2304028</text:p>
          </table:table-cell>
          <table:table-cell office:value-type="float" office:value="4.59325" calcext:value-type="float">
            <text:p>4.59325</text:p>
          </table:table-cell>
          <table:table-cell table:number-columns-repeated="4"/>
        </table:table-row>
        <table:table-row table:style-name="ro1">
          <table:table-cell office:value-type="float" office:value="2328608" calcext:value-type="float">
            <text:p>2328608</text:p>
          </table:table-cell>
          <table:table-cell office:value-type="float" office:value="4.69837" calcext:value-type="float">
            <text:p>4.69837</text:p>
          </table:table-cell>
          <table:table-cell table:number-columns-repeated="4"/>
        </table:table-row>
        <table:table-row table:style-name="ro1">
          <table:table-cell office:value-type="float" office:value="2328760" calcext:value-type="float">
            <text:p>2328760</text:p>
          </table:table-cell>
          <table:table-cell office:value-type="float" office:value="4.69837" calcext:value-type="float">
            <text:p>4.69837</text:p>
          </table:table-cell>
          <table:table-cell table:number-columns-repeated="4"/>
        </table:table-row>
        <table:table-row table:style-name="ro1">
          <table:table-cell office:value-type="float" office:value="2354004" calcext:value-type="float">
            <text:p>2354004</text:p>
          </table:table-cell>
          <table:table-cell office:value-type="float" office:value="4.57552" calcext:value-type="float">
            <text:p>4.57552</text:p>
          </table:table-cell>
          <table:table-cell table:number-columns-repeated="4"/>
        </table:table-row>
        <table:table-row table:style-name="ro1">
          <table:table-cell office:value-type="float" office:value="2354156" calcext:value-type="float">
            <text:p>2354156</text:p>
          </table:table-cell>
          <table:table-cell office:value-type="float" office:value="4.57552" calcext:value-type="float">
            <text:p>4.57552</text:p>
          </table:table-cell>
          <table:table-cell table:number-columns-repeated="4"/>
        </table:table-row>
        <table:table-row table:style-name="ro1">
          <table:table-cell office:value-type="float" office:value="2378824" calcext:value-type="float">
            <text:p>2378824</text:p>
          </table:table-cell>
          <table:table-cell office:value-type="float" office:value="4.68171" calcext:value-type="float">
            <text:p>4.68171</text:p>
          </table:table-cell>
          <table:table-cell table:number-columns-repeated="4"/>
        </table:table-row>
        <table:table-row table:style-name="ro1">
          <table:table-cell office:value-type="float" office:value="2379004" calcext:value-type="float">
            <text:p>2379004</text:p>
          </table:table-cell>
          <table:table-cell office:value-type="float" office:value="4.89912" calcext:value-type="float">
            <text:p>4.89912</text:p>
          </table:table-cell>
          <table:table-cell table:number-columns-repeated="4"/>
        </table:table-row>
        <table:table-row table:style-name="ro1">
          <table:table-cell office:value-type="float" office:value="2404244" calcext:value-type="float">
            <text:p>2404244</text:p>
          </table:table-cell>
          <table:table-cell office:value-type="float" office:value="4.78888" calcext:value-type="float">
            <text:p>4.78888</text:p>
          </table:table-cell>
          <table:table-cell table:number-columns-repeated="4"/>
        </table:table-row>
        <table:table-row table:style-name="ro1">
          <table:table-cell office:value-type="float" office:value="2404400" calcext:value-type="float">
            <text:p>2404400</text:p>
          </table:table-cell>
          <table:table-cell office:value-type="float" office:value="4.57552" calcext:value-type="float">
            <text:p>4.57552</text:p>
          </table:table-cell>
          <table:table-cell table:number-columns-repeated="4"/>
        </table:table-row>
        <table:table-row table:style-name="ro1">
          <table:table-cell office:value-type="float" office:value="2430088" calcext:value-type="float">
            <text:p>2430088</text:p>
          </table:table-cell>
          <table:table-cell office:value-type="float" office:value="4.71031" calcext:value-type="float">
            <text:p>4.71031</text:p>
          </table:table-cell>
          <table:table-cell table:number-columns-repeated="4"/>
        </table:table-row>
        <table:table-row table:style-name="ro1">
          <table:table-cell office:value-type="float" office:value="2430244" calcext:value-type="float">
            <text:p>2430244</text:p>
          </table:table-cell>
          <table:table-cell office:value-type="float" office:value="4.92442" calcext:value-type="float">
            <text:p>4.92442</text:p>
          </table:table-cell>
          <table:table-cell table:number-columns-repeated="4"/>
        </table:table-row>
        <table:table-row table:style-name="ro1">
          <table:table-cell office:value-type="float" office:value="2454504" calcext:value-type="float">
            <text:p>2454504</text:p>
          </table:table-cell>
          <table:table-cell office:value-type="float" office:value="4.75917" calcext:value-type="float">
            <text:p>4.75917</text:p>
          </table:table-cell>
          <table:table-cell table:number-columns-repeated="4"/>
        </table:table-row>
        <table:table-row table:style-name="ro1">
          <table:table-cell office:value-type="float" office:value="2454660" calcext:value-type="float">
            <text:p>2454660</text:p>
          </table:table-cell>
          <table:table-cell office:value-type="float" office:value="4.53255" calcext:value-type="float">
            <text:p>4.53255</text:p>
          </table:table-cell>
          <table:table-cell table:number-columns-repeated="4"/>
        </table:table-row>
        <table:table-row table:style-name="ro1">
          <table:table-cell office:value-type="float" office:value="2479948" calcext:value-type="float">
            <text:p>2479948</text:p>
          </table:table-cell>
          <table:table-cell office:value-type="float" office:value="4.56689" calcext:value-type="float">
            <text:p>4.56689</text:p>
          </table:table-cell>
          <table:table-cell table:number-columns-repeated="4"/>
        </table:table-row>
        <table:table-row table:style-name="ro1">
          <table:table-cell office:value-type="float" office:value="2480100" calcext:value-type="float">
            <text:p>2480100</text:p>
          </table:table-cell>
          <table:table-cell office:value-type="float" office:value="4.78511" calcext:value-type="float">
            <text:p>4.78511</text:p>
          </table:table-cell>
          <table:table-cell table:number-columns-repeated="4"/>
        </table:table-row>
        <table:table-row table:style-name="ro1">
          <table:table-cell office:value-type="float" office:value="2504700" calcext:value-type="float">
            <text:p>2504700</text:p>
          </table:table-cell>
          <table:table-cell office:value-type="float" office:value="4.69457" calcext:value-type="float">
            <text:p>4.69457</text:p>
          </table:table-cell>
          <table:table-cell table:number-columns-repeated="4"/>
        </table:table-row>
        <table:table-row table:style-name="ro1">
          <table:table-cell office:value-type="float" office:value="2504876" calcext:value-type="float">
            <text:p>2504876</text:p>
          </table:table-cell>
          <table:table-cell office:value-type="float" office:value="4.69002" calcext:value-type="float">
            <text:p>4.69002</text:p>
          </table:table-cell>
          <table:table-cell table:number-columns-repeated="4"/>
        </table:table-row>
        <table:table-row table:style-name="ro1">
          <table:table-cell office:value-type="float" office:value="2529620" calcext:value-type="float">
            <text:p>2529620</text:p>
          </table:table-cell>
          <table:table-cell office:value-type="float" office:value="4.66292" calcext:value-type="float">
            <text:p>4.66292</text:p>
          </table:table-cell>
          <table:table-cell table:number-columns-repeated="4"/>
        </table:table-row>
        <table:table-row table:style-name="ro1">
          <table:table-cell office:value-type="float" office:value="2529792" calcext:value-type="float">
            <text:p>2529792</text:p>
          </table:table-cell>
          <table:table-cell office:value-type="float" office:value="4.66367" calcext:value-type="float">
            <text:p>4.66367</text:p>
          </table:table-cell>
          <table:table-cell table:number-columns-repeated="4"/>
        </table:table-row>
        <table:table-row table:style-name="ro1">
          <table:table-cell office:value-type="float" office:value="2554924" calcext:value-type="float">
            <text:p>2554924</text:p>
          </table:table-cell>
          <table:table-cell office:value-type="float" office:value="4.81083" calcext:value-type="float">
            <text:p>4.81083</text:p>
          </table:table-cell>
          <table:table-cell table:number-columns-repeated="4"/>
        </table:table-row>
        <table:table-row table:style-name="ro1">
          <table:table-cell office:value-type="float" office:value="2555080" calcext:value-type="float">
            <text:p>2555080</text:p>
          </table:table-cell>
          <table:table-cell office:value-type="float" office:value="4.59506" calcext:value-type="float">
            <text:p>4.59506</text:p>
          </table:table-cell>
          <table:table-cell table:number-columns-repeated="4"/>
        </table:table-row>
        <table:table-row table:style-name="ro1">
          <table:table-cell office:value-type="float" office:value="2579312" calcext:value-type="float">
            <text:p>2579312</text:p>
          </table:table-cell>
          <table:table-cell office:value-type="float" office:value="4.76464" calcext:value-type="float">
            <text:p>4.76464</text:p>
          </table:table-cell>
          <table:table-cell table:number-columns-repeated="4"/>
        </table:table-row>
        <table:table-row table:style-name="ro1">
          <table:table-cell office:value-type="float" office:value="2579468" calcext:value-type="float">
            <text:p>2579468</text:p>
          </table:table-cell>
          <table:table-cell office:value-type="float" office:value="4.76464" calcext:value-type="float">
            <text:p>4.76464</text:p>
          </table:table-cell>
          <table:table-cell table:number-columns-repeated="4"/>
        </table:table-row>
        <table:table-row table:style-name="ro1">
          <table:table-cell office:value-type="float" office:value="2605152" calcext:value-type="float">
            <text:p>2605152</text:p>
          </table:table-cell>
          <table:table-cell office:value-type="float" office:value="4.71104" calcext:value-type="float">
            <text:p>4.71104</text:p>
          </table:table-cell>
          <table:table-cell table:number-columns-repeated="4"/>
        </table:table-row>
        <table:table-row table:style-name="ro1">
          <table:table-cell office:value-type="float" office:value="2605304" calcext:value-type="float">
            <text:p>2605304</text:p>
          </table:table-cell>
          <table:table-cell office:value-type="float" office:value="4.71177" calcext:value-type="float">
            <text:p>4.71177</text:p>
          </table:table-cell>
          <table:table-cell table:number-columns-repeated="4"/>
        </table:table-row>
        <table:table-row table:style-name="ro1">
          <table:table-cell office:value-type="float" office:value="2630076" calcext:value-type="float">
            <text:p>2630076</text:p>
          </table:table-cell>
          <table:table-cell office:value-type="float" office:value="4.66217" calcext:value-type="float">
            <text:p>4.66217</text:p>
          </table:table-cell>
          <table:table-cell table:number-columns-repeated="4"/>
        </table:table-row>
        <table:table-row table:style-name="ro1">
          <table:table-cell office:value-type="float" office:value="2630228" calcext:value-type="float">
            <text:p>2630228</text:p>
          </table:table-cell>
          <table:table-cell office:value-type="float" office:value="4.88418" calcext:value-type="float">
            <text:p>4.88418</text:p>
          </table:table-cell>
          <table:table-cell table:number-columns-repeated="4"/>
        </table:table-row>
        <table:table-row table:style-name="ro1">
          <table:table-cell office:value-type="float" office:value="2655384" calcext:value-type="float">
            <text:p>2655384</text:p>
          </table:table-cell>
          <table:table-cell office:value-type="float" office:value="4.59143" calcext:value-type="float">
            <text:p>4.59143</text:p>
          </table:table-cell>
          <table:table-cell table:number-columns-repeated="4"/>
        </table:table-row>
        <table:table-row table:style-name="ro1">
          <table:table-cell office:value-type="float" office:value="2655556" calcext:value-type="float">
            <text:p>2655556</text:p>
          </table:table-cell>
          <table:table-cell office:value-type="float" office:value="4.80627" calcext:value-type="float">
            <text:p>4.80627</text:p>
          </table:table-cell>
          <table:table-cell table:number-columns-repeated="4"/>
        </table:table-row>
        <table:table-row table:style-name="ro1">
          <table:table-cell office:value-type="float" office:value="2679708" calcext:value-type="float">
            <text:p>2679708</text:p>
          </table:table-cell>
          <table:table-cell office:value-type="float" office:value="4.77717" calcext:value-type="float">
            <text:p>4.77717</text:p>
          </table:table-cell>
          <table:table-cell table:number-columns-repeated="4"/>
        </table:table-row>
        <table:table-row table:style-name="ro1">
          <table:table-cell office:value-type="float" office:value="2679888" calcext:value-type="float">
            <text:p>2679888</text:p>
          </table:table-cell>
          <table:table-cell office:value-type="float" office:value="4.54819" calcext:value-type="float">
            <text:p>4.54819</text:p>
          </table:table-cell>
          <table:table-cell table:number-columns-repeated="4"/>
        </table:table-row>
        <table:table-row table:style-name="ro1">
          <table:table-cell office:value-type="float" office:value="2704552" calcext:value-type="float">
            <text:p>2704552</text:p>
          </table:table-cell>
          <table:table-cell office:value-type="float" office:value="4.67719" calcext:value-type="float">
            <text:p>4.67719</text:p>
          </table:table-cell>
          <table:table-cell table:number-columns-repeated="4"/>
        </table:table-row>
        <table:table-row table:style-name="ro1">
          <table:table-cell office:value-type="float" office:value="2704720" calcext:value-type="float">
            <text:p>2704720</text:p>
          </table:table-cell>
          <table:table-cell office:value-type="float" office:value="4.90228" calcext:value-type="float">
            <text:p>4.90228</text:p>
          </table:table-cell>
          <table:table-cell table:number-columns-repeated="4"/>
        </table:table-row>
        <table:table-row table:style-name="ro1">
          <table:table-cell office:value-type="float" office:value="2729932" calcext:value-type="float">
            <text:p>2729932</text:p>
          </table:table-cell>
          <table:table-cell office:value-type="float" office:value="4.79643" calcext:value-type="float">
            <text:p>4.79643</text:p>
          </table:table-cell>
          <table:table-cell table:number-columns-repeated="4"/>
        </table:table-row>
        <table:table-row table:style-name="ro1">
          <table:table-cell office:value-type="float" office:value="2730088" calcext:value-type="float">
            <text:p>2730088</text:p>
          </table:table-cell>
          <table:table-cell office:value-type="float" office:value="4.58057" calcext:value-type="float">
            <text:p>4.58057</text:p>
          </table:table-cell>
          <table:table-cell table:number-columns-repeated="4"/>
        </table:table-row>
        <table:table-row table:style-name="ro1">
          <table:table-cell office:value-type="float" office:value="2754672" calcext:value-type="float">
            <text:p>2754672</text:p>
          </table:table-cell>
          <table:table-cell office:value-type="float" office:value="4.69685" calcext:value-type="float">
            <text:p>4.69685</text:p>
          </table:table-cell>
          <table:table-cell table:number-columns-repeated="4"/>
        </table:table-row>
        <table:table-row table:style-name="ro1">
          <table:table-cell office:value-type="float" office:value="2754852" calcext:value-type="float">
            <text:p>2754852</text:p>
          </table:table-cell>
          <table:table-cell office:value-type="float" office:value="4.6923" calcext:value-type="float">
            <text:p>4.6923</text:p>
          </table:table-cell>
          <table:table-cell table:number-columns-repeated="4"/>
        </table:table-row>
        <table:table-row table:style-name="ro1">
          <table:table-cell office:value-type="float" office:value="2780084" calcext:value-type="float">
            <text:p>2780084</text:p>
          </table:table-cell>
          <table:table-cell office:value-type="float" office:value="4.79039" calcext:value-type="float">
            <text:p>4.79039</text:p>
          </table:table-cell>
          <table:table-cell table:number-columns-repeated="4"/>
        </table:table-row>
        <table:table-row table:style-name="ro1">
          <table:table-cell office:value-type="float" office:value="2780240" calcext:value-type="float">
            <text:p>2780240</text:p>
          </table:table-cell>
          <table:table-cell office:value-type="float" office:value="4.79492" calcext:value-type="float">
            <text:p>4.79492</text:p>
          </table:table-cell>
          <table:table-cell table:number-columns-repeated="4"/>
        </table:table-row>
        <table:table-row table:style-name="ro1">
          <table:table-cell office:value-type="float" office:value="2804996" calcext:value-type="float">
            <text:p>2804996</text:p>
          </table:table-cell>
          <table:table-cell office:value-type="float" office:value="4.66442" calcext:value-type="float">
            <text:p>4.66442</text:p>
          </table:table-cell>
          <table:table-cell table:number-columns-repeated="4"/>
        </table:table-row>
        <table:table-row table:style-name="ro1">
          <table:table-cell office:value-type="float" office:value="2805148" calcext:value-type="float">
            <text:p>2805148</text:p>
          </table:table-cell>
          <table:table-cell office:value-type="float" office:value="4.66517" calcext:value-type="float">
            <text:p>4.66517</text:p>
          </table:table-cell>
          <table:table-cell table:number-columns-repeated="4"/>
        </table:table-row>
        <table:table-row table:style-name="ro1">
          <table:table-cell office:value-type="float" office:value="2829300" calcext:value-type="float">
            <text:p>2829300</text:p>
          </table:table-cell>
          <table:table-cell office:value-type="float" office:value="4.78111" calcext:value-type="float">
            <text:p>4.78111</text:p>
          </table:table-cell>
          <table:table-cell table:number-columns-repeated="4"/>
        </table:table-row>
        <table:table-row table:style-name="ro1">
          <table:table-cell office:value-type="float" office:value="2829452" calcext:value-type="float">
            <text:p>2829452</text:p>
          </table:table-cell>
          <table:table-cell office:value-type="float" office:value="4.78111" calcext:value-type="float">
            <text:p>4.78111</text:p>
          </table:table-cell>
          <table:table-cell table:number-columns-repeated="4"/>
        </table:table-row>
        <table:table-row table:style-name="ro1">
          <table:table-cell office:value-type="float" office:value="2854720" calcext:value-type="float">
            <text:p>2854720</text:p>
          </table:table-cell>
          <table:table-cell office:value-type="float" office:value="4.78888" calcext:value-type="float">
            <text:p>4.78888</text:p>
          </table:table-cell>
          <table:table-cell table:number-columns-repeated="4"/>
        </table:table-row>
        <table:table-row table:style-name="ro1">
          <table:table-cell office:value-type="float" office:value="2854880" calcext:value-type="float">
            <text:p>2854880</text:p>
          </table:table-cell>
          <table:table-cell office:value-type="float" office:value="4.78737" calcext:value-type="float">
            <text:p>4.78737</text:p>
          </table:table-cell>
          <table:table-cell table:number-columns-repeated="4"/>
        </table:table-row>
        <table:table-row table:style-name="ro1">
          <table:table-cell office:value-type="float" office:value="2879500" calcext:value-type="float">
            <text:p>2879500</text:p>
          </table:table-cell>
          <table:table-cell office:value-type="float" office:value="4.68927" calcext:value-type="float">
            <text:p>4.68927</text:p>
          </table:table-cell>
          <table:table-cell table:number-columns-repeated="4"/>
        </table:table-row>
        <table:table-row table:style-name="ro1">
          <table:table-cell office:value-type="float" office:value="2879656" calcext:value-type="float">
            <text:p>2879656</text:p>
          </table:table-cell>
          <table:table-cell office:value-type="float" office:value="4.69002" calcext:value-type="float">
            <text:p>4.69002</text:p>
          </table:table-cell>
          <table:table-cell table:number-columns-repeated="4"/>
        </table:table-row>
        <table:table-row table:style-name="ro1">
          <table:table-cell office:value-type="float" office:value="2904924" calcext:value-type="float">
            <text:p>2904924</text:p>
          </table:table-cell>
          <table:table-cell office:value-type="float" office:value="4.78813" calcext:value-type="float">
            <text:p>4.78813</text:p>
          </table:table-cell>
          <table:table-cell table:number-columns-repeated="4"/>
        </table:table-row>
        <table:table-row table:style-name="ro1">
          <table:table-cell office:value-type="float" office:value="2905080" calcext:value-type="float">
            <text:p>2905080</text:p>
          </table:table-cell>
          <table:table-cell office:value-type="float" office:value="4.78813" calcext:value-type="float">
            <text:p>4.78813</text:p>
          </table:table-cell>
          <table:table-cell table:number-columns-repeated="4"/>
        </table:table-row>
        <table:table-row table:style-name="ro1">
          <table:table-cell office:value-type="float" office:value="2930252" calcext:value-type="float">
            <text:p>2930252</text:p>
          </table:table-cell>
          <table:table-cell office:value-type="float" office:value="4.80627" calcext:value-type="float">
            <text:p>4.80627</text:p>
          </table:table-cell>
          <table:table-cell table:number-columns-repeated="4"/>
        </table:table-row>
        <table:table-row table:style-name="ro1">
          <table:table-cell office:value-type="float" office:value="2930404" calcext:value-type="float">
            <text:p>2930404</text:p>
          </table:table-cell>
          <table:table-cell office:value-type="float" office:value="4.80703" calcext:value-type="float">
            <text:p>4.80703</text:p>
          </table:table-cell>
          <table:table-cell table:number-columns-repeated="4"/>
        </table:table-row>
        <table:table-row table:style-name="ro1">
          <table:table-cell office:value-type="float" office:value="2958712" calcext:value-type="float">
            <text:p>2958712</text:p>
          </table:table-cell>
          <table:table-cell office:value-type="float" office:value="4.6662" calcext:value-type="float">
            <text:p>4.6662</text:p>
          </table:table-cell>
          <table:table-cell table:number-columns-repeated="4"/>
        </table:table-row>
        <table:table-row table:style-name="ro1">
          <table:table-cell office:value-type="float" office:value="2958876" calcext:value-type="float">
            <text:p>2958876</text:p>
          </table:table-cell>
          <table:table-cell office:value-type="float" office:value="4.66423" calcext:value-type="float">
            <text:p>4.66423</text:p>
          </table:table-cell>
          <table:table-cell table:number-columns-repeated="4"/>
        </table:table-row>
        <table:table-row table:style-name="ro1">
          <table:table-cell office:value-type="float" office:value="2983992" calcext:value-type="float">
            <text:p>2983992</text:p>
          </table:table-cell>
          <table:table-cell office:value-type="float" office:value="4.8154" calcext:value-type="float">
            <text:p>4.8154</text:p>
          </table:table-cell>
          <table:table-cell table:number-columns-repeated="4"/>
        </table:table-row>
        <table:table-row table:style-name="ro1">
          <table:table-cell office:value-type="float" office:value="2984144" calcext:value-type="float">
            <text:p>2984144</text:p>
          </table:table-cell>
          <table:table-cell office:value-type="float" office:value="4.81769" calcext:value-type="float">
            <text:p>4.81769</text:p>
          </table:table-cell>
          <table:table-cell table:number-columns-repeated="4"/>
        </table:table-row>
        <table:table-row table:style-name="ro1">
          <table:table-cell office:value-type="float" office:value="3008308" calcext:value-type="float">
            <text:p>3008308</text:p>
          </table:table-cell>
          <table:table-cell office:value-type="float" office:value="4.55119" calcext:value-type="float">
            <text:p>4.55119</text:p>
          </table:table-cell>
          <table:table-cell table:number-columns-repeated="4"/>
        </table:table-row>
        <table:table-row table:style-name="ro1">
          <table:table-cell office:value-type="float" office:value="3008480" calcext:value-type="float">
            <text:p>3008480</text:p>
          </table:table-cell>
          <table:table-cell office:value-type="float" office:value="4.77482" calcext:value-type="float">
            <text:p>4.77482</text:p>
          </table:table-cell>
          <table:table-cell table:number-columns-repeated="4"/>
        </table:table-row>
        <table:table-row table:style-name="ro1">
          <table:table-cell office:value-type="float" office:value="3034204" calcext:value-type="float">
            <text:p>3034204</text:p>
          </table:table-cell>
          <table:table-cell office:value-type="float" office:value="4.91453" calcext:value-type="float">
            <text:p>4.91453</text:p>
          </table:table-cell>
          <table:table-cell table:number-columns-repeated="4"/>
        </table:table-row>
        <table:table-row table:style-name="ro1">
          <table:table-cell office:value-type="float" office:value="3034356" calcext:value-type="float">
            <text:p>3034356</text:p>
          </table:table-cell>
          <table:table-cell office:value-type="float" office:value="4.70449" calcext:value-type="float">
            <text:p>4.70449</text:p>
          </table:table-cell>
          <table:table-cell table:number-columns-repeated="4"/>
        </table:table-row>
        <table:table-row table:style-name="ro1">
          <table:table-cell office:value-type="float" office:value="3058568" calcext:value-type="float">
            <text:p>3058568</text:p>
          </table:table-cell>
          <table:table-cell office:value-type="float" office:value="4.76933" calcext:value-type="float">
            <text:p>4.76933</text:p>
          </table:table-cell>
          <table:table-cell table:number-columns-repeated="4"/>
        </table:table-row>
        <table:table-row table:style-name="ro1">
          <table:table-cell office:value-type="float" office:value="3058720" calcext:value-type="float">
            <text:p>3058720</text:p>
          </table:table-cell>
          <table:table-cell office:value-type="float" office:value="4.76933" calcext:value-type="float">
            <text:p>4.76933</text:p>
          </table:table-cell>
          <table:table-cell table:number-columns-repeated="4"/>
        </table:table-row>
        <table:table-row table:style-name="ro1">
          <table:table-cell office:value-type="float" office:value="3084472" calcext:value-type="float">
            <text:p>3084472</text:p>
          </table:table-cell>
          <table:table-cell office:value-type="float" office:value="4.6994" calcext:value-type="float">
            <text:p>4.6994</text:p>
          </table:table-cell>
          <table:table-cell table:number-columns-repeated="4"/>
        </table:table-row>
        <table:table-row table:style-name="ro1">
          <table:table-cell office:value-type="float" office:value="3084624" calcext:value-type="float">
            <text:p>3084624</text:p>
          </table:table-cell>
          <table:table-cell office:value-type="float" office:value="4.6994" calcext:value-type="float">
            <text:p>4.6994</text:p>
          </table:table-cell>
          <table:table-cell table:number-columns-repeated="4"/>
        </table:table-row>
        <table:table-row table:style-name="ro1">
          <table:table-cell office:value-type="float" office:value="3109804" calcext:value-type="float">
            <text:p>3109804</text:p>
          </table:table-cell>
          <table:table-cell office:value-type="float" office:value="4.80552" calcext:value-type="float">
            <text:p>4.80552</text:p>
          </table:table-cell>
          <table:table-cell table:number-columns-repeated="4"/>
        </table:table-row>
        <table:table-row table:style-name="ro1">
          <table:table-cell office:value-type="float" office:value="3109980" calcext:value-type="float">
            <text:p>3109980</text:p>
          </table:table-cell>
          <table:table-cell office:value-type="float" office:value="4.80097" calcext:value-type="float">
            <text:p>4.80097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Max Speed</text:p>
          </table:table-cell>
          <table:table-cell table:formula="of:=MAX([.B205:.B248])" office:value-type="float" office:value="4.91453" calcext:value-type="float">
            <text:p>4.914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verage Top Speed</text:p>
          </table:table-cell>
          <table:table-cell table:formula="of:=AVERAGE([.B205:.B248])" office:value-type="float" office:value="4.74186" calcext:value-type="float">
            <text:p>4.74186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7-12-14T18:12:36.922494073</dc:date>
    <meta:editing-duration>PT8M50S</meta:editing-duration>
    <meta:editing-cycles>2</meta:editing-cycles>
    <meta:document-statistic meta:table-count="1" meta:cell-count="501" meta:object-count="0"/>
  </office:meta>
</office:document-meta>
</file>